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444444" style:font-name="verdana" fo:font-size="12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444444" style:font-name="verdana" fo:font-size="12pt" fo:letter-spacing="normal" fo:font-style="normal" fo:font-weight="bold"/>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3.466cm" fo:margin-right="3.466cm" fo:text-indent="0cm" style:auto-text-indent="false"/>
    </style:style>
    <style:style style:name="P5" style:family="paragraph" style:parent-style-name="List_20_Contents">
      <style:paragraph-properties fo:orphans="2" fo:widows="2"/>
      <style:text-properties fo:font-variant="normal" fo:text-transform="none" fo:color="#444444" style:font-name="verdana" fo:font-size="12pt" fo:letter-spacing="normal" fo:font-style="normal" fo:font-weight="normal"/>
    </style:style>
    <style:style style:name="P6" style:family="paragraph" style:parent-style-name="List_20_Contents">
      <style:paragraph-properties fo:orphans="2" fo:widows="2"/>
      <style:text-properties fo:font-variant="normal" fo:text-transform="none" fo:color="#444444" style:font-name="verdana" fo:font-size="12pt" fo:letter-spacing="normal" fo:font-style="normal" fo:font-weight="bold"/>
    </style:style>
    <style:style style:name="P7" style:family="paragraph" style:parent-style-name="List_20_Contents">
      <style:paragraph-properties fo:orphans="2" fo:widows="2"/>
    </style:style>
    <style:style style:name="P8" style:family="paragraph" style:parent-style-name="List_20_Contents">
      <style:paragraph-properties fo:margin-left="0cm" fo:margin-right="0cm" fo:orphans="2" fo:widows="2" fo:text-indent="0cm" style:auto-text-indent="false"/>
      <style:text-properties fo:font-variant="normal" fo:text-transform="none" fo:color="#444444" style:font-name="verdana" fo:font-size="12pt" fo:letter-spacing="normal" fo:font-style="normal" fo:font-weight="normal"/>
    </style:style>
    <style:style style:name="P9"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444444" style:font-name="verdana" fo:font-size="12pt" fo:letter-spacing="normal" fo:font-style="normal" fo:font-weight="bold"/>
    </style:style>
    <style:style style:name="P10"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444444" style:font-name="verdana" fo:font-size="12pt" fo:letter-spacing="normal" fo:font-style="normal" fo:font-weight="normal"/>
    </style:style>
    <style:style style:name="P11" style:family="paragraph" style:parent-style-name="List_20_Contents">
      <style:paragraph-properties fo:margin-top="0cm" fo:margin-bottom="0.499cm" loext:contextual-spacing="false" fo:orphans="2" fo:widows="2"/>
      <style:text-properties fo:font-variant="normal" fo:text-transform="none" fo:color="#444444" style:font-name="verdana" fo:font-size="12pt" fo:letter-spacing="normal" fo:font-style="normal" fo:font-weight="normal"/>
    </style:style>
    <style:style style:name="P12" style:family="paragraph" style:parent-style-name="List_20_Contents">
      <style:paragraph-properties fo:margin-top="0cm" fo:margin-bottom="0.499cm" loext:contextual-spacing="false" fo:orphans="2" fo:widows="2"/>
      <style:text-properties fo:font-variant="normal" fo:text-transform="none" fo:color="#444444" style:font-name="verdana" fo:font-size="12pt" fo:letter-spacing="normal" fo:font-style="normal" fo:font-weight="bold"/>
    </style:style>
    <style:style style:name="P13" style:family="paragraph" style:parent-style-name="List_20_Contents">
      <style:paragraph-properties fo:margin-top="0cm" fo:margin-bottom="0.499cm" loext:contextual-spacing="false" fo:orphans="2" fo:widows="2"/>
    </style:style>
    <style:style style:name="P14" style:family="paragraph" style:parent-style-name="Heading_20_2">
      <style:text-properties fo:font-variant="normal" fo:text-transform="none" fo:color="#444444" style:font-name="verdana" fo:letter-spacing="normal" fo:font-style="normal"/>
    </style:style>
    <style:style style:name="P15" style:family="paragraph" style:parent-style-name="Heading_20_2">
      <style:paragraph-properties fo:margin-left="0cm" fo:margin-right="0cm" fo:line-height="120%" fo:orphans="2" fo:widows="2" fo:text-indent="0cm" style:auto-text-indent="false"/>
      <style:text-properties fo:font-variant="normal" fo:text-transform="none" fo:color="#444444" style:font-name="verdana" fo:letter-spacing="normal" fo:font-style="normal"/>
    </style:style>
    <style:style style:name="P16" style:family="paragraph" style:parent-style-name="Heading_20_2">
      <style:paragraph-properties fo:margin-left="1cm" fo:margin-right="0cm" fo:line-height="120%" fo:orphans="2" fo:widows="2" fo:text-indent="0cm" style:auto-text-indent="false"/>
      <style:text-properties fo:font-variant="normal" fo:text-transform="none" fo:color="#444444" style:font-name="verdana" fo:font-size="12pt" fo:letter-spacing="normal" fo:font-style="normal" fo:font-weight="normal"/>
    </style:style>
    <style:style style:name="P17" style:family="paragraph" style:parent-style-name="List_20_Heading">
      <style:paragraph-properties fo:orphans="2" fo:widows="2"/>
      <style:text-properties fo:font-variant="normal" fo:text-transform="none" fo:color="#444444" style:font-name="verdana" fo:font-size="12pt" fo:letter-spacing="normal" fo:font-style="normal" fo:font-weight="normal"/>
    </style:style>
    <style:style style:name="P18" style:family="paragraph" style:parent-style-name="List_20_Heading">
      <style:paragraph-properties fo:orphans="2" fo:widows="2"/>
      <style:text-properties fo:font-variant="normal" fo:text-transform="none" fo:color="#444444" style:font-name="verdana" fo:font-size="12pt" fo:letter-spacing="normal" fo:font-style="normal" fo:font-weight="bold"/>
    </style:style>
    <style:style style:name="P19" style:family="paragraph" style:parent-style-name="List_20_Heading">
      <style:paragraph-properties fo:orphans="2" fo:widows="2"/>
      <style:text-properties fo:font-variant="normal" fo:text-transform="none" fo:color="#444444" style:font-name="verdana" fo:font-size="12pt" fo:letter-spacing="normal" fo:font-style="italic" fo:font-weight="normal"/>
    </style:style>
    <style:style style:name="P20" style:family="paragraph" style:parent-style-name="List_20_Heading">
      <style:paragraph-properties fo:margin-top="0cm" fo:margin-bottom="0.499cm" loext:contextual-spacing="false" fo:orphans="2" fo:widows="2"/>
      <style:text-properties fo:font-variant="normal" fo:text-transform="none" fo:color="#444444" style:font-name="verdana" fo:font-size="12pt" fo:letter-spacing="normal" fo:font-style="normal" fo:font-weight="bold"/>
    </style:style>
    <style:style style:name="P21" style:family="paragraph" style:parent-style-name="List_20_Heading">
      <style:paragraph-properties fo:margin-top="0cm" fo:margin-bottom="0.499cm" loext:contextual-spacing="false" fo:orphans="2" fo:widows="2"/>
      <style:text-properties fo:font-variant="normal" fo:text-transform="none" fo:color="#444444" style:font-name="verdana" fo:font-size="12pt" fo:letter-spacing="normal" fo:font-style="normal" fo:font-weight="normal"/>
    </style:style>
    <style:style style:name="P22" style:family="paragraph" style:parent-style-name="List_20_Heading">
      <style:paragraph-properties fo:margin-top="0cm" fo:margin-bottom="0.499cm" loext:contextual-spacing="false" fo:orphans="2" fo:widows="2"/>
      <style:text-properties fo:font-variant="normal" fo:text-transform="none" fo:color="#444444" style:font-name="verdana" fo:font-size="12pt" fo:letter-spacing="normal" fo:font-style="italic" fo:font-weight="normal"/>
    </style:style>
    <style:style style:name="P23" style:family="paragraph" style:parent-style-name="List_20_Heading">
      <style:paragraph-properties fo:margin-top="0cm" fo:margin-bottom="0.499cm" loext:contextual-spacing="false" fo:orphans="2" fo:widows="2"/>
    </style:style>
    <style:style style:name="P24" style:family="paragraph" style:parent-style-name="List_20_Heading">
      <style:paragraph-properties fo:margin-left="0cm" fo:margin-right="0cm" fo:orphans="2" fo:widows="2" fo:text-indent="0cm" style:auto-text-indent="false"/>
      <style:text-properties fo:font-variant="normal" fo:text-transform="none" fo:color="#444444" style:font-name="verdana" fo:font-size="12pt" fo:letter-spacing="normal" fo:font-style="normal" fo:font-weight="normal"/>
    </style:style>
    <style:style style:name="P25" style:family="paragraph" style:parent-style-name="List_20_Heading">
      <style:paragraph-properties fo:margin-left="0cm" fo:margin-right="0cm" fo:margin-top="0cm" fo:margin-bottom="0.499cm" loext:contextual-spacing="false" fo:orphans="2" fo:widows="2" fo:text-indent="0cm" style:auto-text-indent="false"/>
      <style:text-properties fo:font-variant="normal" fo:text-transform="none" fo:color="#444444" style:font-name="verdana" fo:font-size="12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444444" style:font-name="verdana" fo:font-size="12pt" fo:letter-spacing="normal" fo:font-style="normal" fo:font-weight="normal"/>
    </style:style>
    <style:style style:name="T4" style:family="text">
      <style:text-properties fo:font-variant="normal" fo:text-transform="none" fo:color="#444444" style:font-name="verdana" fo:font-size="12pt" fo:letter-spacing="normal" fo:font-style="normal" fo:font-weight="bold"/>
    </style:style>
    <style:style style:name="T5" style:family="text">
      <style:text-properties fo:font-variant="normal" fo:text-transform="none" fo:color="#444444" style:font-name="verdana" fo:font-size="12pt" fo:letter-spacing="normal" fo:font-style="italic" fo:font-weight="normal"/>
    </style:style>
    <style:style style:name="T6" style:family="text">
      <style:text-properties fo:font-variant="normal" fo:text-transform="none" fo:color="#660000" style:font-name="verdana" fo:font-size="12pt" fo:letter-spacing="normal" fo:font-style="normal" fo:font-weight="bold"/>
    </style:style>
    <style:style style:name="T7" style:family="text">
      <style:text-properties fo:font-variant="normal" fo:text-transform="none" fo:color="#660000" style:font-name="verdana" fo:font-size="12pt" fo:letter-spacing="normal" fo:font-style="normal" fo:font-weight="normal"/>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cm" svg:y="0cm" svg:width="8.89cm" svg:height="7.408cm" draw:z-index="0">
        <draw:floating-frame draw:frame-name="aswift_0"/>
      </draw:frame>
      <text:h text:style-name="P14" text:outline-level="2">Name</text:h>
      <text:p text:style-name="P1">fio - flexible I/O tester</text:p>
      <text:h text:style-name="P15" text:outline-level="2">Synopsis</text:h>
      <text:p text:style-name="P1"><text:span text:style-name="T1">fio</text:span> [<text:span text:style-name="T2">options</text:span>] [<text:span text:style-name="T2">jobfile</text:span>]...</text:p>
      <text:h text:style-name="P15" text:outline-level="2">Description</text:h>
      <text:p text:style-name="P1"><text:span text:style-name="T1">fio</text:span> is a tool that will spawn a number of threads or processes doing a particular type of I/O action as specified by the user. The typical use of fio is to write a job file matching the I/O load one wants to simulate.</text:p>
      <text:h text:style-name="P15" text:outline-level="2">Options</text:h>
      <text:section text:style-name="Sect1" text:name="adright">
        <text:p text:style-name="P4"><text:bookmark text:name="aswift_0_expand"/><text:bookmark text:name="aswift_0_anchor"/></text:p>
      </text:section>
      <text:p text:style-name="P1"><text:span text:style-name="T1">--debug</text:span>=<text:span text:style-name="T2">type</text:span></text:p>
      <text:p text:style-name="P8">Enable verbose tracing of various fio actions. May be 'all' for all types or individual types separated by a comma (eg --debug=io,file). 'help' will list all available tracing options.</text:p>
      <text:p text:style-name="P17"><text:span text:style-name="T1">--output</text:span>=<text:span text:style-name="T2">filename</text:span></text:p>
      <text:p text:style-name="P5">Write output to <text:span text:style-name="T2">filename</text:span>.</text:p>
      <text:p text:style-name="P17"><text:span text:style-name="T1">--runtime</text:span>=<text:span text:style-name="T2">runtime</text:span></text:p>
      <text:p text:style-name="P5">Limit run time to <text:span text:style-name="T2">runtime</text:span> seconds.</text:p>
      <text:p text:style-name="P18">--latency-log</text:p>
      <text:p text:style-name="P5">Generate per-job latency logs.</text:p>
      <text:p text:style-name="P18">--bandwidth-log</text:p>
      <text:p text:style-name="P5">Generate per-job bandwidth logs.</text:p>
      <text:p text:style-name="P18">--minimal</text:p>
      <text:p text:style-name="P5">Print statistics in a terse, semicolon-delimited format.</text:p>
      <text:p text:style-name="P18">--version</text:p>
      <text:p text:style-name="P5">Display version information and exit.</text:p>
      <text:p text:style-name="P17"><text:span text:style-name="T1">--terse-version</text:span>=<text:span text:style-name="T2">version</text:span></text:p>
      <text:p text:style-name="P5">Set terse version output format (Current version 3, or older version 2).</text:p>
      <text:p text:style-name="P20">--help</text:p>
      <text:p text:style-name="P21">Display usage information and exit.</text:p>
      <text:p text:style-name="P17"><text:span text:style-name="T1">--cmdhelp</text:span>=<text:span text:style-name="T2">command</text:span></text:p>
      <text:p text:style-name="P5">Print help information for <text:span text:style-name="T2">command</text:span>. May be 'all' for all commands.</text:p>
      <text:p text:style-name="P17"><text:span text:style-name="T1">--enghelp</text:span>=<text:span text:style-name="T2">ioengine[,command]</text:span></text:p>
      <text:p text:style-name="P5">List all commands defined by <text:span text:style-name="T2">ioengine</text:span>, or print help for <text:span text:style-name="T2">command</text:span> defined by <text:span text:style-name="T2">ioengine</text:span>.</text:p>
      <text:p text:style-name="P17"><text:soft-page-break/><text:span text:style-name="T1">--showcmd</text:span>=<text:span text:style-name="T2">jobfile</text:span></text:p>
      <text:p text:style-name="P5">Convert <text:span text:style-name="T2">jobfile</text:span> to a set of command-line options.</text:p>
      <text:p text:style-name="P18">--readonly</text:p>
      <text:p text:style-name="P5">Enable read-only safety checks.</text:p>
      <text:p text:style-name="P17"><text:span text:style-name="T1">--eta</text:span>=<text:span text:style-name="T2">when</text:span></text:p>
      <text:p text:style-name="P5">Specifies when real-time ETA estimate should be printed. <text:span text:style-name="T2">when</text:span> may be one of 'always', 'never' or 'auto'.</text:p>
      <text:p text:style-name="P18">--readonly</text:p>
      <text:p text:style-name="P5">Turn on safety read-only checks, preventing any attempted write.</text:p>
      <text:p text:style-name="P17"><text:span text:style-name="T1">--section</text:span>=<text:span text:style-name="T2">sec</text:span></text:p>
      <text:p text:style-name="P5">Only run section <text:span text:style-name="T2">sec</text:span> from job file. Multiple of these options can be given, adding more sections to run.</text:p>
      <text:p text:style-name="P17"><text:span text:style-name="T1">--alloc-size</text:span>=<text:span text:style-name="T2">kb</text:span></text:p>
      <text:p text:style-name="P5">Set the internal smalloc pool size to <text:span text:style-name="T2">kb</text:span> kilobytes.</text:p>
      <text:p text:style-name="P18">--warnings-fatal</text:p>
      <text:p text:style-name="P5">All fio parser warnings are fatal, causing fio to exit with an error.</text:p>
      <text:p text:style-name="P17"><text:span text:style-name="T1">--max-jobs</text:span>=<text:span text:style-name="T2">nr</text:span></text:p>
      <text:p text:style-name="P5">Set the maximum allowed number of jobs (threads/processes) to support.</text:p>
      <text:p text:style-name="P17"><text:span text:style-name="T1">--server</text:span>=<text:span text:style-name="T2">args</text:span></text:p>
      <text:p text:style-name="P5">Start a backend server, with <text:span text:style-name="T2">args</text:span> specifying what to listen to. See client/server section.</text:p>
      <text:p text:style-name="P17"><text:span text:style-name="T1">--daemonize</text:span>=<text:span text:style-name="T2">pidfile</text:span></text:p>
      <text:p text:style-name="P5">Background a fio server, writing the pid to the given pid file.</text:p>
      <text:p text:style-name="P17"><text:span text:style-name="T1">--client</text:span>=<text:span text:style-name="T2">host</text:span></text:p>
      <text:p text:style-name="P11">Instead of running the jobs locally, send and run them on the given host.</text:p>
      <text:h text:style-name="P15" text:outline-level="2">Job File Format</text:h>
      <text:p text:style-name="P1">Job files are in 'ini' format. They consist of one or more job definitions, which begin with a job name in square brackets and extend to the next job name. The job name can be any ASCII string except 'global', which has a special meaning. Following the job name is a sequence of zero or more parameters, one per line, that define the behavior of the job. Any line starting with a ';' or '#' character is considered a comment and ignored.</text:p>
      <text:p text:style-name="P1">If <text:span text:style-name="T2">jobfile</text:span> is specified as '-', the job file will be read from standard input.</text:p>
      <text:p text:style-name="P2">Global Section</text:p>
      <text:p text:style-name="P25">The global section contains default parameters for jobs specified in the job file. A job is only affected by global sections residing above it, and there may be any number of global sections. Specific job definitions may override any parameter set in global sections.</text:p>
      <text:h text:style-name="P15" text:outline-level="2"><text:soft-page-break/>Job Parameters</text:h>
      <text:p text:style-name="P2">Types</text:p>
      <text:p text:style-name="P24">Some parameters may take arguments of a specific type. The types used are:</text:p>
      <text:p text:style-name="P22">str</text:p>
      <text:p text:style-name="P21">String: a sequence of alphanumeric characters.</text:p>
      <text:p text:style-name="P22">int</text:p>
      <text:p text:style-name="P21">SI integer: a whole number, possibly containing a suffix denoting the base unit of the value. Accepted suffixes are 'k', 'M', 'G', 'T', and 'P', denoting kilo (1024), mega (1024^2), giga (1024^3), tera (1024^4), and peta (1024^5) respectively. The suffix is not case sensitive. If prefixed with '0x', the value is assumed to be base 16 (hexadecimal). A suffix may include a trailing 'b', for instance 'kb' is identical to 'k'. You can specify a base 10 value by using 'KiB', 'MiB', 'GiB', etc. This is useful for disk drives where values are often given in base 10 values. Specifying '30GiB' will get you 30*1000^3 bytes.</text:p>
      <text:p text:style-name="P22">bool</text:p>
      <text:p text:style-name="P21">Boolean: a true or false value. '0' denotes false, '1' denotes true.</text:p>
      <text:p text:style-name="P22">irange</text:p>
      <text:p text:style-name="P21">Integer range: a range of integers specified in the format <text:span text:style-name="T2">lower</text:span>:<text:span text:style-name="T2">upper</text:span> or <text:span text:style-name="T2">lower</text:span>-<text:span text:style-name="T2">upper</text:span>. <text:span text:style-name="T2">lower</text:span> and <text:span text:style-name="T2">upper</text:span> may contain a suffix as described above. If an option allows two sets of ranges, they are separated with a ',' or '/' character. For example: '8-8k/8M-4G'.</text:p>
      <text:p text:style-name="P19">float_list</text:p>
      <text:p text:style-name="P11">List of floating numbers: A list of floating numbers, separated by a ':' charcater.</text:p>
      <text:p text:style-name="P2">Parameter List</text:p>
      <text:p text:style-name="P24"><text:span text:style-name="T1">name</text:span>=<text:span text:style-name="T2">str</text:span></text:p>
      <text:p text:style-name="P5">May be used to override the job name. On the command line, this parameter has the special purpose of signalling the start of a new job.</text:p>
      <text:p text:style-name="P17"><text:span text:style-name="T1">description</text:span>=<text:span text:style-name="T2">str</text:span></text:p>
      <text:p text:style-name="P5">Human-readable description of the job. It is printed when the job is run, but otherwise has no special purpose.</text:p>
      <text:p text:style-name="P17"><text:span text:style-name="T1">directory</text:span>=<text:span text:style-name="T2">str</text:span></text:p>
      <text:p text:style-name="P5">Prefix filenames with this directory. Used to place files in a location other than './'.</text:p>
      <text:p text:style-name="P17"><text:span text:style-name="T1">filename</text:span>=<text:span text:style-name="T2">str</text:span></text:p>
      <text:p text:style-name="P5"><text:soft-page-break/><text:span text:style-name="T1">fio</text:span> normally makes up a file name based on the job name, thread number, and file number. If you want to share files between threads in a job or several jobs, specify a <text:span text:style-name="T2">filename</text:span> for each of them to override the default. If the I/O engine is file-based, you can specify a number of files by separating the names with a ':' character. '-' is a reserved name, meaning stdin or stdout, depending on the read/write direction set.</text:p>
      <text:p text:style-name="P17"><text:span text:style-name="T1">lockfile</text:span>=<text:span text:style-name="T2">str</text:span></text:p>
      <text:p text:style-name="P11">Fio defaults to not locking any files before it does IO to them. If a file or file descriptor is shared, fio can serialize IO to that file to make the end result consistent. This is usual for emulating real workloads that share files. The lock modes are:</text:p>
      <text:p text:style-name="P2">none</text:p>
      <text:p text:style-name="P1">No locking. This is the default.</text:p>
      <text:p text:style-name="P2">exclusive</text:p>
      <text:p text:style-name="P1">Only one thread or process may do IO at the time, excluding all others.</text:p>
      <text:p text:style-name="P2">readwrite</text:p>
      <text:p text:style-name="P1">Read-write locking on the file. Many readers may access the file at the same time, but writes get exclusive access.</text:p>
      <text:p text:style-name="P8">The option may be post-fixed with a lock batch number. If set, then each thread/process may do that amount of IOs to the file before giving up the lock. Since lock acquisition is expensive, batching the lock/unlocks will speed up IO.</text:p>
      <text:p text:style-name="P17"><text:span text:style-name="T1">opendir</text:span>=<text:span text:style-name="T2">str</text:span> Recursively open any files below directory <text:span text:style-name="T2">str</text:span>.</text:p>
      <text:p text:style-name="P17"><text:span text:style-name="T1">readwrite</text:span>=<text:span text:style-name="T2">str</text:span>, <text:span text:style-name="T1">rw</text:span>=<text:span text:style-name="T2">str</text:span></text:p>
      <text:p text:style-name="P11">Type of I/O pattern. Accepted values are:</text:p>
      <text:p text:style-name="P2">read</text:p>
      <text:p text:style-name="P1">Sequential reads.</text:p>
      <text:p text:style-name="P2">write</text:p>
      <text:p text:style-name="P1">Sequential writes.</text:p>
      <text:p text:style-name="P2">randread</text:p>
      <text:p text:style-name="P1">Random reads.</text:p>
      <text:p text:style-name="P2">randwrite</text:p>
      <text:p text:style-name="P1">Random writes.</text:p>
      <text:p text:style-name="P2">rw, readwrite</text:p>
      <text:p text:style-name="P1">Mixed sequential reads and writes.</text:p>
      <text:p text:style-name="P2">randrw</text:p>
      <text:p text:style-name="P1"><text:soft-page-break/>Mixed random reads and writes.</text:p>
      <text:p text:style-name="P8">For mixed I/O, the default split is 50/50. For certain types of io the result may still be skewed a bit, since the speed may be different. It is possible to specify a number of IO's to do before getting a new offset, this is done by appending a ':<text:span text:style-name="T2">&lt;nr&gt;</text:span> to the end of the string given. For a random read, it would look like <text:span text:style-name="T1">rw=randread:8</text:span> for passing in an offset modifier with a value of 8. If the postfix is used with a sequential IO pattern, then the value specified will be added to the generated offset for each IO. For instance, using <text:span text:style-name="T1">rw=write:4k</text:span> will skip 4k for every write. It turns sequential IO into sequential IO with holes. See the <text:span text:style-name="T1">rw_sequencer</text:span> option.</text:p>
      <text:p text:style-name="P17"><text:span text:style-name="T1">rw_sequencer</text:span>=<text:span text:style-name="T2">str</text:span></text:p>
      <text:p text:style-name="P11">If an offset modifier is given by appending a number to the <text:span text:style-name="T1">rw=&lt;str&gt;</text:span> line, then this option controls how that number modifies the IO offset being generated. Accepted values are:</text:p>
      <text:p text:style-name="P2">sequential</text:p>
      <text:p text:style-name="P1">Generate sequential offset</text:p>
      <text:p text:style-name="P2">identical</text:p>
      <text:p text:style-name="P1">Generate the same offset</text:p>
      <text:p text:style-name="P8"><text:span text:style-name="T1">sequential</text:span> is only useful for random IO, where fio would normally generate a new random offset for every IO. If you append eg 8 to randread, you would get a new random offset for every 8 IO's. The result would be a seek for only every 8 IO's, instead of for every IO. Use <text:span text:style-name="T1">rw=randread:8</text:span> to specify that. As sequential IO is already sequential, setting <text:span text:style-name="T1">sequential</text:span> for that would not result in any differences. <text:span text:style-name="T1">identical</text:span> behaves in a similar fashion, except it sends the same offset 8 number of times before generating a new offset.</text:p>
      <text:p text:style-name="P17"><text:span text:style-name="T1">kb_base</text:span>=<text:span text:style-name="T2">int</text:span></text:p>
      <text:p text:style-name="P5">The base unit for a kilobyte. The defacto base is 2^10, 1024. Storage manufacturers like to use 10^3 or 1000 as a base ten unit instead, for obvious reasons. Allow values are 1024 or 1000, with 1024 being the default.</text:p>
      <text:p text:style-name="P17"><text:span text:style-name="T1">randrepeat</text:span>=<text:span text:style-name="T2">bool</text:span></text:p>
      <text:p text:style-name="P5">Seed the random number generator in a predictable way so results are repeatable across runs. Default: true.</text:p>
      <text:p text:style-name="P17"><text:span text:style-name="T1">use_os_rand</text:span>=<text:span text:style-name="T2">bool</text:span></text:p>
      <text:p text:style-name="P5">Fio can either use the random generator supplied by the OS to generator random offsets, or it can use it's own internal generator (based on Tausworthe). Default is to use the internal generator, which is often of better quality and faster. Default: false.</text:p>
      <text:p text:style-name="P17"><text:span text:style-name="T1">fallocate</text:span>=<text:span text:style-name="T2">str</text:span></text:p>
      <text:p text:style-name="P11">Whether pre-allocation is performed when laying down files. Accepted values are:</text:p>
      <text:p text:style-name="P2">none</text:p>
      <text:p text:style-name="P1">Do not pre-allocate space.</text:p>
      <text:p text:style-name="P2"><text:soft-page-break/>posix</text:p>
      <text:p text:style-name="P1">Pre-allocate via posix_fallocate().</text:p>
      <text:p text:style-name="P2">keep</text:p>
      <text:p text:style-name="P1">Pre-allocate via fallocate() with FALLOC_FL_KEEP_SIZE set.</text:p>
      <text:p text:style-name="P2">0</text:p>
      <text:p text:style-name="P1">Backward-compatible alias for 'none'.</text:p>
      <text:p text:style-name="P2">1</text:p>
      <text:p text:style-name="P1">Backward-compatible alias for 'posix'.</text:p>
      <text:p text:style-name="P8">May not be available on all supported platforms. 'keep' is only available on Linux. If using ZFS on Solaris this must be set to 'none' because ZFS doesn't support it. Default: 'posix'.</text:p>
      <text:p text:style-name="P17"><text:span text:style-name="T1">fadvise_hint</text:span>=<text:span text:style-name="T2">bool</text:span></text:p>
      <text:p text:style-name="P7"><text:span text:style-name="T3">Use of </text:span><text:a xlink:type="simple" xlink:href="https://linux.die.net/man/2/posix_fadvise" text:style-name="Internet_20_link" text:visited-style-name="Visited_20_Internet_20_Link"><text:span text:style-name="T6">posix_fadvise</text:span></text:a><text:span text:style-name="T3">(2) to advise the kernel what I/O patterns are likely to be issued. Default: true.</text:span></text:p>
      <text:p text:style-name="P17"><text:span text:style-name="T1">size</text:span>=<text:span text:style-name="T2">int</text:span></text:p>
      <text:p text:style-name="P5">Total size of I/O for this job. <text:span text:style-name="T1">fio</text:span> will run until this many bytes have been transfered, unless limited by other options (<text:span text:style-name="T1">runtime</text:span>, for instance). Unless <text:span text:style-name="T1">nrfiles</text:span> and <text:span text:style-name="T1">filesize</text:span> options are given, this amount will be divided between the available files for the job. If not set, fio will use the full size of the given files or devices. If the the files do not exist, size must be given. It is also possible to give size as a percentage between 1 and 100. If size=20% is given, fio will use 20% of the full size of the given files or devices.</text:p>
      <text:p text:style-name="P17"><text:span text:style-name="T1">fill_device</text:span>=<text:span text:style-name="T2">bool</text:span>, <text:span text:style-name="T1">fill_fs</text:span>=<text:span text:style-name="T2">bool</text:span></text:p>
      <text:p text:style-name="P5">Sets size to something really large and waits for ENOSPC (no space left on device) as the terminating condition. Only makes sense with sequential write. For a read workload, the mount point will be filled first then IO started on the result. This option doesn't make sense if operating on a raw device node, since the size of that is already known by the file system. Additionally, writing beyond end-of-device will not return ENOSPC there.</text:p>
      <text:p text:style-name="P17"><text:span text:style-name="T1">filesize</text:span>=<text:span text:style-name="T2">irange</text:span></text:p>
      <text:p text:style-name="P5">Individual file sizes. May be a range, in which case <text:span text:style-name="T1">fio</text:span> will select sizes for files at random within the given range, limited to <text:span text:style-name="T1">size</text:span> in total (if that is given). If <text:span text:style-name="T1">filesize</text:span> is not specified, each created file is the same size.</text:p>
      <text:p text:style-name="P17"><text:span text:style-name="T1">blocksize</text:span>=<text:span text:style-name="T2">int[,int]</text:span>, <text:span text:style-name="T1">bs</text:span>=<text:span text:style-name="T2">int[,int]</text:span></text:p>
      <text:p text:style-name="P5">Block size for I/O units. Default: 4k. Values for reads and writes can be specified separately in the format <text:span text:style-name="T2">read</text:span>,<text:span text:style-name="T2">write</text:span>, either of which may be empty to leave that value at its default.</text:p>
      <text:p text:style-name="P17"><text:span text:style-name="T1">blocksize_range</text:span>=<text:span text:style-name="T2">irange[,irange]</text:span>, <text:span text:style-name="T1">bsrange</text:span>=<text:span text:style-name="T2">irange[,irange]</text:span></text:p>
      <text:p text:style-name="P5">Specify a range of I/O block sizes. The issued I/O unit will always be a multiple of the minimum size, unless <text:span text:style-name="T1">blocksize_unaligned</text:span> is set. Applies to both reads and writes if only one range is given, but can be specified <text:soft-page-break/>separately with a comma seperating the values. Example: bsrange=1k-4k,2k-8k. Also (see <text:span text:style-name="T1">blocksize</text:span>).</text:p>
      <text:p text:style-name="P17"><text:span text:style-name="T1">bssplit</text:span>=<text:span text:style-name="T2">str</text:span></text:p>
      <text:p text:style-name="P5">This option allows even finer grained control of the block sizes issued, not just even splits between them. With this option, you can weight various block sizes for exact control of the issued IO for a job that has mixed block sizes. The format of the option is bssplit=blocksize/percentage, optionally adding as many definitions as needed separated by a colon. Example: bssplit=4k/10:64k/50:32k/40 would issue 50% 64k blocks, 10% 4k blocks and 40% 32k blocks.<text:span text:style-name="T1">bssplit</text:span> also supports giving separate splits to reads and writes. The format is identical to what the <text:span text:style-name="T1">bs</text:span> option accepts, the read and write parts are separated with a comma.</text:p>
      <text:p text:style-name="P17"><text:span text:style-name="T1">blocksize_unaligned</text:span>, <text:span text:style-name="T1">bs_unaligned</text:span></text:p>
      <text:p text:style-name="P5">If set, any size in <text:span text:style-name="T1">blocksize_range</text:span> may be used. This typically won't work with direct I/O, as that normally requires sector alignment.</text:p>
      <text:p text:style-name="P17"><text:span text:style-name="T1">blockalign</text:span>=<text:span text:style-name="T2">int[,int]</text:span>, <text:span text:style-name="T1">ba</text:span>=<text:span text:style-name="T2">int[,int]</text:span></text:p>
      <text:p text:style-name="P5">At what boundary to align random IO offsets. Defaults to the same as 'blocksize' the minimum blocksize given. Minimum alignment is typically 512b for using direct IO, though it usually depends on the hardware block size. This option is mutually exclusive with using a random map for files, so it will turn off that option.</text:p>
      <text:p text:style-name="P18">zero_buffers</text:p>
      <text:p text:style-name="P5">Initialise buffers with all zeros. Default: fill buffers with random data.</text:p>
      <text:p text:style-name="P18">refill_buffers</text:p>
      <text:p text:style-name="P5">If this option is given, fio will refill the IO buffers on every submit. The default is to only fill it at init time and reuse that data. Only makes sense if zero_buffers isn't specified, naturally. If data verification is enabled, refill_buffers is also automatically enabled.</text:p>
      <text:p text:style-name="P17"><text:span text:style-name="T1">scramble_buffers</text:span>=<text:span text:style-name="T2">bool</text:span></text:p>
      <text:p text:style-name="P5">If <text:span text:style-name="T1">refill_buffers</text:span> is too costly and the target is using data deduplication, then setting this option will slightly modify the IO buffer contents to defeat normal de-dupe attempts. This is not enough to defeat more clever block compression attempts, but it will stop naive dedupe of blocks. Default: true.</text:p>
      <text:p text:style-name="P17"><text:span text:style-name="T1">buffer_compress_percentage</text:span>=<text:span text:style-name="T2">int</text:span></text:p>
      <text:p text:style-name="P5">If this is set, then fio will attempt to provide IO buffer content (on WRITEs) that compress to the specified level. Fio does this by providing a mix of random data and zeroes. Note that this is per block size unit, for file/disk wide compression level that matches this setting, you'll also want to set <text:span text:style-name="T1">refill_buffers</text:span>.</text:p>
      <text:p text:style-name="P17"><text:span text:style-name="T1">buffer_compress_chunk</text:span>=<text:span text:style-name="T2">int</text:span></text:p>
      <text:p text:style-name="P5">See <text:span text:style-name="T1">buffer_compress_percentage</text:span>. This setting allows fio to manage how big the ranges of random data and zeroed data is. Without this set, fio will provide <text:span text:style-name="T1">buffer_compress_percentage</text:span> of blocksize random data, followed by the remaining zeroed. With this set to some chunk size smaller than the block size, fio can alternate random and zeroed data throughout the IO buffer.</text:p>
      <text:p text:style-name="P17"><text:span text:style-name="T1">nrfiles</text:span>=<text:span text:style-name="T2">int</text:span></text:p>
      <text:p text:style-name="P5">Number of files to use for this job. Default: 1.</text:p>
      <text:p text:style-name="P17"><text:soft-page-break/><text:span text:style-name="T1">openfiles</text:span>=<text:span text:style-name="T2">int</text:span></text:p>
      <text:p text:style-name="P5">Number of files to keep open at the same time. Default: <text:span text:style-name="T1">nrfiles</text:span>.</text:p>
      <text:p text:style-name="P17"><text:span text:style-name="T1">file_service_type</text:span>=<text:span text:style-name="T2">str</text:span></text:p>
      <text:p text:style-name="P11">Defines how files to service are selected. The following types are defined:</text:p>
      <text:p text:style-name="P2">random</text:p>
      <text:p text:style-name="P1">Choose a file at random</text:p>
      <text:p text:style-name="P2">roundrobin</text:p>
      <text:p text:style-name="P1">Round robin over open files (default). <text:span text:style-name="T1">sequential</text:span> Do each file in the set sequentially.</text:p>
      <text:p text:style-name="P8">The number of I/Os to issue before switching a new file can be specified by appending ':<text:span text:style-name="T2">int</text:span>' to the service type.</text:p>
      <text:p text:style-name="P17"><text:span text:style-name="T1">ioengine</text:span>=<text:span text:style-name="T2">str</text:span></text:p>
      <text:p text:style-name="P11">Defines how the job issues I/O. The following types are defined:</text:p>
      <text:p text:style-name="P2">sync</text:p>
      <text:p text:style-name="P3"><text:span text:style-name="T3">Basic </text:span><text:a xlink:type="simple" xlink:href="https://linux.die.net/man/2/read" text:style-name="Internet_20_link" text:visited-style-name="Visited_20_Internet_20_Link"><text:span text:style-name="T6">read</text:span></text:a><text:span text:style-name="T3">(2) or </text:span><text:a xlink:type="simple" xlink:href="https://linux.die.net/man/2/write" text:style-name="Internet_20_link" text:visited-style-name="Visited_20_Internet_20_Link"><text:span text:style-name="T6">write</text:span></text:a><text:span text:style-name="T3">(2) I/O. </text:span><text:span text:style-name="T4">fseek</text:span><text:span text:style-name="T3">(2) is used to position the I/O location.</text:span></text:p>
      <text:p text:style-name="P2">psync</text:p>
      <text:p text:style-name="P3"><text:span text:style-name="T3">Basic </text:span><text:a xlink:type="simple" xlink:href="https://linux.die.net/man/2/pread" text:style-name="Internet_20_link" text:visited-style-name="Visited_20_Internet_20_Link"><text:span text:style-name="T6">pread</text:span></text:a><text:span text:style-name="T3">(2) or </text:span><text:a xlink:type="simple" xlink:href="https://linux.die.net/man/2/pwrite" text:style-name="Internet_20_link" text:visited-style-name="Visited_20_Internet_20_Link"><text:span text:style-name="T6">pwrite</text:span></text:a><text:span text:style-name="T3">(2) I/O.</text:span></text:p>
      <text:p text:style-name="P2">vsync</text:p>
      <text:p text:style-name="P3"><text:span text:style-name="T3">Basic </text:span><text:a xlink:type="simple" xlink:href="https://linux.die.net/man/2/readv" text:style-name="Internet_20_link" text:visited-style-name="Visited_20_Internet_20_Link"><text:span text:style-name="T6">readv</text:span></text:a><text:span text:style-name="T3">(2) or </text:span><text:a xlink:type="simple" xlink:href="https://linux.die.net/man/2/writev" text:style-name="Internet_20_link" text:visited-style-name="Visited_20_Internet_20_Link"><text:span text:style-name="T6">writev</text:span></text:a><text:span text:style-name="T3">(2) I/O. Will emulate queuing by coalescing adjacents IOs into a single submission.</text:span></text:p>
      <text:p text:style-name="P2">libaio</text:p>
      <text:p text:style-name="P1">Linux native asynchronous I/O. This ioengine defines engine specific options.</text:p>
      <text:p text:style-name="P2">posixaio</text:p>
      <text:p text:style-name="P3"><text:span text:style-name="T3">POSIX asynchronous I/O using </text:span><text:a xlink:type="simple" xlink:href="https://linux.die.net/man/3/aio_read" text:style-name="Internet_20_link" text:visited-style-name="Visited_20_Internet_20_Link"><text:span text:style-name="T6">aio_read</text:span></text:a><text:span text:style-name="T3">(3) and </text:span><text:a xlink:type="simple" xlink:href="https://linux.die.net/man/3/aio_write" text:style-name="Internet_20_link" text:visited-style-name="Visited_20_Internet_20_Link"><text:span text:style-name="T6">aio_write</text:span></text:a><text:span text:style-name="T3">(3).</text:span></text:p>
      <text:p text:style-name="P2">solarisaio</text:p>
      <text:p text:style-name="P1">Solaris native asynchronous I/O.</text:p>
      <text:p text:style-name="P2">windowsaio</text:p>
      <text:p text:style-name="P1">Windows native asynchronous I/O.</text:p>
      <text:p text:style-name="P2">mmap</text:p>
      <text:p text:style-name="P3"><text:span text:style-name="T3">File is memory mapped with </text:span><text:a xlink:type="simple" xlink:href="https://linux.die.net/man/2/mmap" text:style-name="Internet_20_link" text:visited-style-name="Visited_20_Internet_20_Link"><text:span text:style-name="T6">mmap</text:span></text:a><text:span text:style-name="T3">(2) and data copied using </text:span><text:a xlink:type="simple" xlink:href="https://linux.die.net/man/3/memcpy" text:style-name="Internet_20_link" text:visited-style-name="Visited_20_Internet_20_Link"><text:span text:style-name="T6">memcpy</text:span></text:a><text:span text:style-name="T3">(3).</text:span></text:p>
      <text:p text:style-name="P2">splice</text:p>
      <text:p text:style-name="P3"><text:soft-page-break/><text:a xlink:type="simple" xlink:href="https://linux.die.net/man/2/splice" text:style-name="Internet_20_link" text:visited-style-name="Visited_20_Internet_20_Link"><text:span text:style-name="T6">splice</text:span></text:a><text:span text:style-name="T3">(2) is used to transfer the data and </text:span><text:a xlink:type="simple" xlink:href="https://linux.die.net/man/2/vmsplice" text:style-name="Internet_20_link" text:visited-style-name="Visited_20_Internet_20_Link"><text:span text:style-name="T6">vmsplice</text:span></text:a><text:span text:style-name="T3">(2) to transfer data from user-space to the kernel.</text:span></text:p>
      <text:p text:style-name="P2">syslet-rw</text:p>
      <text:p text:style-name="P1">Use the syslet system calls to make regular read/write asynchronous.</text:p>
      <text:p text:style-name="P2">sg</text:p>
      <text:p text:style-name="P3"><text:span text:style-name="T3">SCSI generic sg v3 I/O. May be either synchronous using the SG_IO ioctl, or if the target is an sg character device, we use </text:span><text:a xlink:type="simple" xlink:href="https://linux.die.net/man/2/read" text:style-name="Internet_20_link" text:visited-style-name="Visited_20_Internet_20_Link"><text:span text:style-name="T6">read</text:span></text:a><text:span text:style-name="T3">(2) and </text:span><text:a xlink:type="simple" xlink:href="https://linux.die.net/man/2/write" text:style-name="Internet_20_link" text:visited-style-name="Visited_20_Internet_20_Link"><text:span text:style-name="T6">write</text:span></text:a><text:span text:style-name="T3">(2) for asynchronous I/O.</text:span></text:p>
      <text:p text:style-name="P2">null</text:p>
      <text:p text:style-name="P1">Doesn't transfer any data, just pretends to. Mainly used to exercise <text:span text:style-name="T1">fio</text:span> itself and for debugging and testing purposes.</text:p>
      <text:p text:style-name="P2">net</text:p>
      <text:p text:style-name="P1">Transfer over the network. The protocol to be used can be defined with the <text:span text:style-name="T1">protocol</text:span> parameter. Depending on the protocol, <text:span text:style-name="T1">filename</text:span>, <text:span text:style-name="T1">hostname</text:span>, <text:span text:style-name="T1">port</text:span>, or <text:span text:style-name="T1">listen</text:span> must be specified. This ioengine defines engine specific options.</text:p>
      <text:p text:style-name="P2">netsplice</text:p>
      <text:p text:style-name="P3"><text:span text:style-name="T3">Like </text:span><text:span text:style-name="T4">net</text:span><text:span text:style-name="T3">, but uses </text:span><text:a xlink:type="simple" xlink:href="https://linux.die.net/man/2/splice" text:style-name="Internet_20_link" text:visited-style-name="Visited_20_Internet_20_Link"><text:span text:style-name="T6">splice</text:span></text:a><text:span text:style-name="T3">(2) and </text:span><text:a xlink:type="simple" xlink:href="https://linux.die.net/man/2/vmsplice" text:style-name="Internet_20_link" text:visited-style-name="Visited_20_Internet_20_Link"><text:span text:style-name="T6">vmsplice</text:span></text:a><text:span text:style-name="T3">(2) to map data and send/receive. This ioengine defines engine specific options.</text:span></text:p>
      <text:p text:style-name="P2">cpuio</text:p>
      <text:p text:style-name="P1">Doesn't transfer any data, but burns CPU cycles according to <text:span text:style-name="T1">cpuload</text:span> and <text:span text:style-name="T1">cpucycles</text:span> parameters.</text:p>
      <text:p text:style-name="P2">guasi</text:p>
      <text:p text:style-name="P1">The GUASI I/O engine is the Generic Userspace Asynchronous Syscall Interface approach to asycnronous I/O.</text:p>
      <text:p text:style-name="P3"><text:span text:style-name="T3">See &lt;</text:span><text:a xlink:type="simple" xlink:href="http://www.xmailserver.org/guasi-lib.html" text:style-name="Internet_20_link" text:visited-style-name="Visited_20_Internet_20_Link"><text:span text:style-name="T7">http://www.xmailserver.org/guasi-lib.html</text:span></text:a><text:span text:style-name="T3">&gt;.</text:span></text:p>
      <text:p text:style-name="P2">rdma</text:p>
      <text:p text:style-name="P1">The RDMA I/O engine supports both RDMA memory semantics (RDMA_WRITE/RDMA_READ) and channel semantics (Send/Recv) for the InfiniBand, RoCE and iWARP protocols.</text:p>
      <text:p text:style-name="P2">external</text:p>
      <text:p text:style-name="P1">Loads an external I/O engine object file. Append the engine filename as ':<text:span text:style-name="T2">enginepath</text:span>'.</text:p>
      <text:p text:style-name="P2"><text:soft-page-break/>falloc</text:p>
      <text:p text:style-name="P1">IO engine that does regular linux native fallocate callt to simulate data transfer as fio ioengine</text:p>
      <text:p text:style-name="P1">DDIR_READ does fallocate(,mode = FALLOC_FL_KEEP_SIZE,)<text:line-break/>DIR_WRITE does fallocate(,mode = 0)<text:line-break/>DDIR_TRIM does fallocate(,mode = FALLOC_FL_KEEP_SIZE|FALLOC_FL_PUNCH_HOLE)</text:p>
      <text:p text:style-name="P2">e4defrag</text:p>
      <text:p text:style-name="P1">IO engine that does regular EXT4_IOC_MOVE_EXT ioctls to simulate defragment activity request to DDIR_WRITE event</text:p>
      <text:p text:style-name="P24"><text:span text:style-name="T1">iodepth</text:span>=<text:span text:style-name="T2">int</text:span></text:p>
      <text:p text:style-name="P5">Number of I/O units to keep in flight against the file. Note that increasing iodepth beyond 1 will not affect synchronous ioengines (except for small degress when verify_async is in use). Even async engines my impose OS restrictions causing the desired depth not to be achieved. This may happen on Linux when using libaio and not setting <text:span text:style-name="T1">direct</text:span>=1, since buffered IO is not async on that OS. Keep an eye on the IO depth distribution in the fio output to verify that the achieved depth is as expected. Default: 1.</text:p>
      <text:p text:style-name="P17"><text:span text:style-name="T1">iodepth_batch</text:span>=<text:span text:style-name="T2">int</text:span></text:p>
      <text:p text:style-name="P5">Number of I/Os to submit at once. Default: <text:span text:style-name="T1">iodepth</text:span>.</text:p>
      <text:p text:style-name="P17"><text:span text:style-name="T1">iodepth_batch_complete</text:span>=<text:span text:style-name="T2">int</text:span></text:p>
      <text:p text:style-name="P5">This defines how many pieces of IO to retrieve at once. It defaults to 1 which means that we'll ask for a minimum of 1 IO in the retrieval process from the kernel. The IO retrieval will go on until we hit the limit set by <text:span text:style-name="T1">iodepth_low</text:span>. If this variable is set to 0, then fio will always check for completed events before queuing more IO. This helps reduce IO latency, at the cost of more retrieval system calls.</text:p>
      <text:p text:style-name="P17"><text:span text:style-name="T1">iodepth_low</text:span>=<text:span text:style-name="T2">int</text:span></text:p>
      <text:p text:style-name="P5">Low watermark indicating when to start filling the queue again. Default: <text:span text:style-name="T1">iodepth</text:span>.</text:p>
      <text:p text:style-name="P17"><text:span text:style-name="T1">direct</text:span>=<text:span text:style-name="T2">bool</text:span></text:p>
      <text:p text:style-name="P5">If true, use non-buffered I/O (usually O_DIRECT). Default: false.</text:p>
      <text:p text:style-name="P17"><text:span text:style-name="T1">buffered</text:span>=<text:span text:style-name="T2">bool</text:span></text:p>
      <text:p text:style-name="P5">If true, use buffered I/O. This is the opposite of the <text:span text:style-name="T1">direct</text:span> parameter. Default: true.</text:p>
      <text:p text:style-name="P17"><text:span text:style-name="T1">offset</text:span>=<text:span text:style-name="T2">int</text:span></text:p>
      <text:p text:style-name="P5">Offset in the file to start I/O. Data before the offset will not be touched.</text:p>
      <text:p text:style-name="P17"><text:span text:style-name="T1">offset_increment</text:span>=<text:span text:style-name="T2">int</text:span></text:p>
      <text:p text:style-name="P5">If this is provided, then the real offset becomes the offset + offset_increment * thread_number, where the thread number is a counter that starts at 0 and is incremented for each job. This option is useful if there are several jobs which are intended to operate on a file in parallel in disjoint segments, with even spacing between the starting points.</text:p>
      <text:p text:style-name="P17"><text:soft-page-break/><text:span text:style-name="T1">fsync</text:span>=<text:span text:style-name="T2">int</text:span></text:p>
      <text:p text:style-name="P7"><text:span text:style-name="T3">How many I/Os to perform before issuing an </text:span><text:a xlink:type="simple" xlink:href="https://linux.die.net/man/2/fsync" text:style-name="Internet_20_link" text:visited-style-name="Visited_20_Internet_20_Link"><text:span text:style-name="T6">fsync</text:span></text:a><text:span text:style-name="T3">(2) of dirty data. If 0, don't sync. Default: 0.</text:span></text:p>
      <text:p text:style-name="P17"><text:span text:style-name="T1">fdatasync</text:span>=<text:span text:style-name="T2">int</text:span></text:p>
      <text:p text:style-name="P7"><text:span text:style-name="T3">Like </text:span><text:span text:style-name="T4">fsync</text:span><text:span text:style-name="T3">, but uses </text:span><text:a xlink:type="simple" xlink:href="https://linux.die.net/man/2/fdatasync" text:style-name="Internet_20_link" text:visited-style-name="Visited_20_Internet_20_Link"><text:span text:style-name="T6">fdatasync</text:span></text:a><text:span text:style-name="T3">(2) instead to only sync the data parts of the file. Default: 0.</text:span></text:p>
      <text:p text:style-name="P17"><text:span text:style-name="T1">sync_file_range</text:span>=<text:span text:style-name="T2">str:int</text:span></text:p>
      <text:p text:style-name="P5">Use sync_file_range() for every val number of write operations. Fio will track range of writes that have happened since the last sync_file_range() call. str can currently be one or more of:</text:p>
      <text:p text:style-name="P12">wait_before</text:p>
      <text:p text:style-name="P1">SYNC_FILE_RANGE_WAIT_BEFORE</text:p>
      <text:p text:style-name="P9">write</text:p>
      <text:p text:style-name="P11">SYNC_FILE_RANGE_WRITE</text:p>
      <text:p text:style-name="P12">wait_after</text:p>
      <text:p text:style-name="P1">SYNC_FILE_RANGE_WRITE</text:p>
      <text:p text:style-name="P24">So if you do sync_file_range=wait_before,write:8, fio would use</text:p>
      <text:p text:style-name="P7"><text:span text:style-name="T4">SYNC_FILE_RANGE_WAIT_BEFORE | SYNC_FILE_RANGE_WRITE</text:span><text:span text:style-name="T3"> for every 8 writes. Also see the </text:span><text:a xlink:type="simple" xlink:href="https://linux.die.net/man/2/sync_file_range" text:style-name="Internet_20_link" text:visited-style-name="Visited_20_Internet_20_Link"><text:span text:style-name="T6">sync_file_range</text:span></text:a><text:span text:style-name="T3">(2) man page. This option is Linux specific.</text:span></text:p>
      <text:p text:style-name="P17"><text:span text:style-name="T1">overwrite</text:span>=<text:span text:style-name="T2">bool</text:span></text:p>
      <text:p text:style-name="P5">If writing, setup the file first and do overwrites. Default: false.</text:p>
      <text:p text:style-name="P17"><text:span text:style-name="T1">end_fsync</text:span>=<text:span text:style-name="T2">bool</text:span></text:p>
      <text:p text:style-name="P5">Sync file contents when job exits. Default: false.</text:p>
      <text:p text:style-name="P17"><text:span text:style-name="T1">fsync_on_close</text:span>=<text:span text:style-name="T2">bool</text:span></text:p>
      <text:p text:style-name="P5">If true, sync file contents on close. This differs from <text:span text:style-name="T1">end_fsync</text:span> in that it will happen on every close, not just at the end of the job. Default: false.</text:p>
      <text:p text:style-name="P17"><text:span text:style-name="T1">rwmixread</text:span>=<text:span text:style-name="T2">int</text:span></text:p>
      <text:p text:style-name="P5">Percentage of a mixed workload that should be reads. Default: 50.</text:p>
      <text:p text:style-name="P17"><text:span text:style-name="T1">rwmixwrite</text:span>=<text:span text:style-name="T2">int</text:span></text:p>
      <text:p text:style-name="P5">Percentage of a mixed workload that should be writes. If <text:span text:style-name="T1">rwmixread</text:span> and <text:span text:style-name="T1">rwmixwrite</text:span> are given and do not sum to 100%, the latter of the two overrides the first. This may interfere with a given rate setting, if fio is asked to limit reads or writes to a certain rate. If that is the case, then the distribution may be skewed. Default: 50.</text:p>
      <text:p text:style-name="P17"><text:span text:style-name="T1">random_distribution</text:span>=<text:span text:style-name="T2">str:float</text:span></text:p>
      <text:p text:style-name="P5">By default, fio will use a completely uniform random distribution when asked to perform random IO. Sometimes it is useful to skew the distribution in specific ways, ensuring that some parts of the data is more hot than others. Fio includes the following distribution models:</text:p>
      <text:p text:style-name="P12">random</text:p>
      <text:p text:style-name="P11">Uniform random distribution</text:p>
      <text:p text:style-name="P12"><text:soft-page-break/>zipf</text:p>
      <text:p text:style-name="P11">Zipf distribution</text:p>
      <text:p text:style-name="P12">pareto</text:p>
      <text:p text:style-name="P11">Pareto distribution</text:p>
      <text:p text:style-name="P17">When using a zipf or pareto distribution, an input value is also needed to</text:p>
      <text:p text:style-name="P5">define the access pattern. For zipf, this is the zipf theta. For pareto, it's the pareto power. Fio includes a test program, genzipf, that can be used visualize what the given input values will yield in terms of hit rates. If you wanted to use zipf with a theta of 1.2, you would use random_distribution=zipf:1.2 as the option. If a non-uniform model is used, fio will disable use of the random map.</text:p>
      <text:p text:style-name="P18">norandommap</text:p>
      <text:p text:style-name="P5">Normally <text:span text:style-name="T1">fio</text:span> will cover every block of the file when doing random I/O. If this parameter is given, a new offset will be chosen without looking at past I/O history. This parameter is mutually exclusive with <text:span text:style-name="T1">verify</text:span>.</text:p>
      <text:p text:style-name="P17"><text:span text:style-name="T1">softrandommap</text:span>=<text:span text:style-name="T2">bool</text:span></text:p>
      <text:p text:style-name="P5">See <text:span text:style-name="T1">norandommap</text:span>. If fio runs with the random block map enabled and it fails to allocate the map, if this option is set it will continue without a random block map. As coverage will not be as complete as with random maps, this option is disabled by default.</text:p>
      <text:p text:style-name="P17"><text:span text:style-name="T1">random_generator</text:span>=<text:span text:style-name="T2">str</text:span></text:p>
      <text:p text:style-name="P5">Fio supports the following engines for generating IO offsets for random IO:</text:p>
      <text:p text:style-name="P12">tausworthe</text:p>
      <text:p text:style-name="P1">Strong 2^88 cycle random number generator</text:p>
      <text:p text:style-name="P9">lfsr</text:p>
      <text:p text:style-name="P11">Linear feedback shift register generator</text:p>
      <text:p text:style-name="P17">Tausworthe is a strong random number generator, but it requires tracking on the</text:p>
      <text:p text:style-name="P5">side if we want to ensure that blocks are only read or written once. LFSR guarantees that we never generate the same offset twice, and it's also less computationally expensive. It's not a true random generator, however, though for IO purposes it's typically good enough. LFSR only works with single block sizes, not with workloads that use multiple block sizes. If used with such a workload, fio may read or write some blocks multiple times.</text:p>
      <text:p text:style-name="P17"><text:span text:style-name="T1">nice</text:span>=<text:span text:style-name="T2">int</text:span></text:p>
      <text:p text:style-name="P7"><text:span text:style-name="T3">Run job with given nice value. See </text:span><text:a xlink:type="simple" xlink:href="https://linux.die.net/man/2/nice" text:style-name="Internet_20_link" text:visited-style-name="Visited_20_Internet_20_Link"><text:span text:style-name="T6">nice</text:span></text:a><text:span text:style-name="T3">(2).</text:span></text:p>
      <text:p text:style-name="P17"><text:span text:style-name="T1">prio</text:span>=<text:span text:style-name="T2">int</text:span></text:p>
      <text:p text:style-name="P7"><text:span text:style-name="T3">Set I/O priority value of this job between 0 (highest) and 7 (lowest). See </text:span><text:a xlink:type="simple" xlink:href="https://linux.die.net/man/1/ionice" text:style-name="Internet_20_link" text:visited-style-name="Visited_20_Internet_20_Link"><text:span text:style-name="T6">ionice</text:span></text:a><text:span text:style-name="T3">(1).</text:span></text:p>
      <text:p text:style-name="P17"><text:span text:style-name="T1">prioclass</text:span>=<text:span text:style-name="T2">int</text:span></text:p>
      <text:p text:style-name="P7"><text:span text:style-name="T3">Set I/O priority class. See </text:span><text:a xlink:type="simple" xlink:href="https://linux.die.net/man/1/ionice" text:style-name="Internet_20_link" text:visited-style-name="Visited_20_Internet_20_Link"><text:span text:style-name="T6">ionice</text:span></text:a><text:span text:style-name="T3">(1).</text:span></text:p>
      <text:p text:style-name="P17"><text:soft-page-break/><text:span text:style-name="T1">thinktime</text:span>=<text:span text:style-name="T2">int</text:span></text:p>
      <text:p text:style-name="P5">Stall job for given number of microseconds between issuing I/Os.</text:p>
      <text:p text:style-name="P17"><text:span text:style-name="T1">thinktime_spin</text:span>=<text:span text:style-name="T2">int</text:span></text:p>
      <text:p text:style-name="P5">Pretend to spend CPU time for given number of microseconds, sleeping the rest of the time specified by <text:span text:style-name="T1">thinktime</text:span>. Only valid if <text:span text:style-name="T1">thinktime</text:span> is set.</text:p>
      <text:p text:style-name="P17"><text:span text:style-name="T1">thinktime_blocks</text:span>=<text:span text:style-name="T2">int</text:span></text:p>
      <text:p text:style-name="P5">Number of blocks to issue before waiting <text:span text:style-name="T1">thinktime</text:span> microseconds. Default: 1.</text:p>
      <text:p text:style-name="P17"><text:span text:style-name="T1">rate</text:span>=<text:span text:style-name="T2">int</text:span></text:p>
      <text:p text:style-name="P5">Cap bandwidth used by this job. The number is in bytes/sec, the normal postfix rules apply. You can use <text:span text:style-name="T1">rate</text:span>=500k to limit reads and writes to 500k each, or you can specify read and writes separately. Using <text:span text:style-name="T1">rate</text:span>=1m,500k would limit reads to 1MB/sec and writes to 500KB/sec. Capping only reads or writes can be done with <text:span text:style-name="T1">rate</text:span>=,500k or <text:span text:style-name="T1">rate</text:span>=500k,. The former will only limit writes (to 500KB/sec), the latter will only limit reads.</text:p>
      <text:p text:style-name="P17"><text:span text:style-name="T1">ratemin</text:span>=<text:span text:style-name="T2">int</text:span></text:p>
      <text:p text:style-name="P5">Tell <text:span text:style-name="T1">fio</text:span> to do whatever it can to maintain at least the given bandwidth. Failing to meet this requirement will cause the job to exit. The same format as <text:span text:style-name="T1">rate</text:span> is used for read vs write separation.</text:p>
      <text:p text:style-name="P17"><text:span text:style-name="T1">rate_iops</text:span>=<text:span text:style-name="T2">int</text:span></text:p>
      <text:p text:style-name="P5">Cap the bandwidth to this number of IOPS. Basically the same as rate, just specified independently of bandwidth. The same format as <text:span text:style-name="T1">rate</text:span> is used for read vs write seperation. If <text:span text:style-name="T1">blocksize</text:span> is a range, the smallest block size is used as the metric.</text:p>
      <text:p text:style-name="P17"><text:span text:style-name="T1">rate_iops_min</text:span>=<text:span text:style-name="T2">int</text:span></text:p>
      <text:p text:style-name="P5">If this rate of I/O is not met, the job will exit. The same format as <text:span text:style-name="T1">rate</text:span> is used for read vs write seperation.</text:p>
      <text:p text:style-name="P17"><text:span text:style-name="T1">ratecycle</text:span>=<text:span text:style-name="T2">int</text:span></text:p>
      <text:p text:style-name="P5">Average bandwidth for <text:span text:style-name="T1">rate</text:span> and <text:span text:style-name="T1">ratemin</text:span> over this number of milliseconds. Default: 1000ms.</text:p>
      <text:p text:style-name="P17"><text:span text:style-name="T1">max_latency</text:span>=<text:span text:style-name="T2">int</text:span></text:p>
      <text:p text:style-name="P5">If set, fio will exit the job if it exceeds this maximum latency. It will exit with an ETIME error.</text:p>
      <text:p text:style-name="P17"><text:span text:style-name="T1">cpumask</text:span>=<text:span text:style-name="T2">int</text:span></text:p>
      <text:p text:style-name="P7"><text:span text:style-name="T3">Set CPU affinity for this job. </text:span><text:span text:style-name="T5">int</text:span><text:span text:style-name="T3"> is a bitmask of allowed CPUs the job may run on. See </text:span><text:a xlink:type="simple" xlink:href="https://linux.die.net/man/2/sched_setaffinity" text:style-name="Internet_20_link" text:visited-style-name="Visited_20_Internet_20_Link"><text:span text:style-name="T6">sched_setaffinity</text:span></text:a><text:span text:style-name="T3">(2).</text:span></text:p>
      <text:p text:style-name="P17"><text:span text:style-name="T1">cpus_allowed</text:span>=<text:span text:style-name="T2">str</text:span></text:p>
      <text:p text:style-name="P5">Same as <text:span text:style-name="T1">cpumask</text:span>, but allows a comma-delimited list of CPU numbers.</text:p>
      <text:p text:style-name="P17"><text:span text:style-name="T1">numa_cpu_nodes</text:span>=<text:span text:style-name="T2">str</text:span></text:p>
      <text:p text:style-name="P5">Set this job running on spcified NUMA nodes' CPUs. The arguments allow comma delimited list of cpu numbers, A-B ranges, or 'all'.</text:p>
      <text:p text:style-name="P17"><text:span text:style-name="T1">numa_mem_policy</text:span>=<text:span text:style-name="T2">str</text:span></text:p>
      <text:p text:style-name="P5">Set this job's memory policy and corresponding NUMA nodes. Format of the argements:</text:p>
      <text:p text:style-name="P6">&lt;mode&gt;[:&lt;nodelist&gt;]</text:p>
      <text:p text:style-name="P12">mode</text:p>
      <text:p text:style-name="P11">is one of the following memory policy:</text:p>
      <text:p text:style-name="P6"><text:soft-page-break/>default, prefer, bind, interleave, local</text:p>
      <text:p text:style-name="P17">For <text:span text:style-name="T1">default</text:span> and <text:span text:style-name="T1">local</text:span> memory policy, no <text:span text:style-name="T1">nodelist</text:span> is</text:p>
      <text:p text:style-name="P5">needed to be specified. For <text:span text:style-name="T1">prefer</text:span>, only one node is allowed. For <text:span text:style-name="T1">bind</text:span> and <text:span text:style-name="T1">interleave</text:span>, <text:span text:style-name="T1">nodelist</text:span> allows comma delimited list of numbers, A-B ranges, or 'all'.</text:p>
      <text:p text:style-name="P17"><text:span text:style-name="T1">startdelay</text:span>=<text:span text:style-name="T2">int</text:span></text:p>
      <text:p text:style-name="P5">Delay start of job for the specified number of seconds.</text:p>
      <text:p text:style-name="P17"><text:span text:style-name="T1">runtime</text:span>=<text:span text:style-name="T2">int</text:span></text:p>
      <text:p text:style-name="P5">Terminate processing after the specified number of seconds.</text:p>
      <text:p text:style-name="P18">time_based</text:p>
      <text:p text:style-name="P5">If given, run for the specified <text:span text:style-name="T1">runtime</text:span> duration even if the files are completely read or written. The same workload will be repeated as many times as <text:span text:style-name="T1">runtime</text:span> allows.</text:p>
      <text:p text:style-name="P17"><text:span text:style-name="T1">ramp_time</text:span>=<text:span text:style-name="T2">int</text:span></text:p>
      <text:p text:style-name="P5">If set, fio will run the specified workload for this amount of time before logging any performance numbers. Useful for letting performance settle before logging results, thus minimizing the runtime required for stable results. Note that the <text:span text:style-name="T1">ramp_time</text:span> is considered lead in time for a job, thus it will increase the total runtime if a special timeout or runtime is specified.</text:p>
      <text:p text:style-name="P17"><text:span text:style-name="T1">invalidate</text:span>=<text:span text:style-name="T2">bool</text:span></text:p>
      <text:p text:style-name="P5">Invalidate buffer-cache for the file prior to starting I/O. Default: true.</text:p>
      <text:p text:style-name="P17"><text:span text:style-name="T1">sync</text:span>=<text:span text:style-name="T2">bool</text:span></text:p>
      <text:p text:style-name="P5">Use synchronous I/O for buffered writes. For the majority of I/O engines, this means using O_SYNC. Default: false.</text:p>
      <text:p text:style-name="P17"><text:span text:style-name="T1">iomem</text:span>=<text:span text:style-name="T2">str</text:span>, <text:span text:style-name="T1">mem</text:span>=<text:span text:style-name="T2">str</text:span></text:p>
      <text:p text:style-name="P11">Allocation method for I/O unit buffer. Allowed values are:</text:p>
      <text:p text:style-name="P2">malloc</text:p>
      <text:p text:style-name="P3"><text:span text:style-name="T3">Allocate memory with </text:span><text:a xlink:type="simple" xlink:href="https://linux.die.net/man/3/malloc" text:style-name="Internet_20_link" text:visited-style-name="Visited_20_Internet_20_Link"><text:span text:style-name="T6">malloc</text:span></text:a><text:span text:style-name="T3">(3).</text:span></text:p>
      <text:p text:style-name="P2">shm</text:p>
      <text:p text:style-name="P3"><text:span text:style-name="T3">Use shared memory buffers allocated through </text:span><text:a xlink:type="simple" xlink:href="https://linux.die.net/man/2/shmget" text:style-name="Internet_20_link" text:visited-style-name="Visited_20_Internet_20_Link"><text:span text:style-name="T6">shmget</text:span></text:a><text:span text:style-name="T3">(2).</text:span></text:p>
      <text:p text:style-name="P2">shmhuge</text:p>
      <text:p text:style-name="P1">Same as <text:span text:style-name="T1">shm</text:span>, but use huge pages as backing.</text:p>
      <text:p text:style-name="P2">mmap</text:p>
      <text:p text:style-name="P3"><text:span text:style-name="T3">Use </text:span><text:a xlink:type="simple" xlink:href="https://linux.die.net/man/2/mmap" text:style-name="Internet_20_link" text:visited-style-name="Visited_20_Internet_20_Link"><text:span text:style-name="T6">mmap</text:span></text:a><text:span text:style-name="T3">(2) for allocation. Uses anonymous memory unless a filename is given after the option in the format ':</text:span><text:span text:style-name="T5">file</text:span><text:span text:style-name="T3">'.</text:span></text:p>
      <text:p text:style-name="P2">mmaphuge</text:p>
      <text:p text:style-name="P1">Same as <text:span text:style-name="T1">mmap</text:span>, but use huge files as backing.</text:p>
      <text:p text:style-name="P8">The amount of memory allocated is the maximum allowed <text:span text:style-name="T1">blocksize</text:span> for the job multiplied by <text:span text:style-name="T1">iodepth</text:span>. For <text:span text:style-name="T1">shmhuge</text:span>or <text:span text:style-name="T1">mmaphuge</text:span> to work, the system must have free huge pages allocated. <text:span text:style-name="T1">mmaphuge</text:span> also needs to have hugetlbfs <text:soft-page-break/>mounted, and <text:span text:style-name="T2">file</text:span> must point there. At least on Linux, huge pages must be manually allocated. See <text:span text:style-name="T1">/proc/sys/vm/nr_hugehages</text:span> and the documentation for that. Normally you just need to echo an appropriate number, eg echoing 8 will ensure that the OS has 8 huge pages ready for use.</text:p>
      <text:p text:style-name="P17"><text:span text:style-name="T1">iomem_align</text:span>=<text:span text:style-name="T2">int</text:span>, <text:span text:style-name="T1">mem_align</text:span>=<text:span text:style-name="T2">int</text:span></text:p>
      <text:p text:style-name="P5">This indiciates the memory alignment of the IO memory buffers. Note that the given alignment is applied to the first IO unit buffer, if using <text:span text:style-name="T1">iodepth</text:span> the alignment of the following buffers are given by the <text:span text:style-name="T1">bs</text:span> used. In other words, if using a <text:span text:style-name="T1">bs</text:span> that is a multiple of the page sized in the system, all buffers will be aligned to this value. If using a <text:span text:style-name="T1">bs</text:span> that is not page aligned, the alignment of subsequent IO memory buffers is the sum of the <text:span text:style-name="T1">iomem_align</text:span> and <text:span text:style-name="T1">bs</text:span> used.</text:p>
      <text:p text:style-name="P17"><text:span text:style-name="T1">hugepage-size</text:span>=<text:span text:style-name="T2">int</text:span></text:p>
      <text:p text:style-name="P5">Defines the size of a huge page. Must be at least equal to the system setting. Should be a multiple of 1MB. Default: 4MB.</text:p>
      <text:p text:style-name="P18">exitall</text:p>
      <text:p text:style-name="P5">Terminate all jobs when one finishes. Default: wait for each job to finish.</text:p>
      <text:p text:style-name="P17"><text:span text:style-name="T1">bwavgtime</text:span>=<text:span text:style-name="T2">int</text:span></text:p>
      <text:p text:style-name="P5">Average bandwidth calculations over the given time in milliseconds. Default: 500ms.</text:p>
      <text:p text:style-name="P17"><text:span text:style-name="T1">iopsavgtime</text:span>=<text:span text:style-name="T2">int</text:span></text:p>
      <text:p text:style-name="P5">Average IOPS calculations over the given time in milliseconds. Default: 500ms.</text:p>
      <text:p text:style-name="P17"><text:span text:style-name="T1">create_serialize</text:span>=<text:span text:style-name="T2">bool</text:span></text:p>
      <text:p text:style-name="P5">If true, serialize file creation for the jobs. Default: true.</text:p>
      <text:p text:style-name="P17"><text:span text:style-name="T1">create_fsync</text:span>=<text:span text:style-name="T2">bool</text:span></text:p>
      <text:p text:style-name="P7"><text:a xlink:type="simple" xlink:href="https://linux.die.net/man/2/fsync" text:style-name="Internet_20_link" text:visited-style-name="Visited_20_Internet_20_Link"><text:span text:style-name="T6">fsync</text:span></text:a><text:span text:style-name="T3">(2) data file after creation. Default: true.</text:span></text:p>
      <text:p text:style-name="P17"><text:span text:style-name="T1">create_on_open</text:span>=<text:span text:style-name="T2">bool</text:span></text:p>
      <text:p text:style-name="P5">If true, the files are not created until they are opened for IO by the job.</text:p>
      <text:p text:style-name="P17"><text:span text:style-name="T1">create_only</text:span>=<text:span text:style-name="T2">bool</text:span></text:p>
      <text:p text:style-name="P5">If true, fio will only run the setup phase of the job. If files need to be laid out or updated on disk, only that will be done. The actual job contents are not executed.</text:p>
      <text:p text:style-name="P17"><text:span text:style-name="T1">pre_read</text:span>=<text:span text:style-name="T2">bool</text:span></text:p>
      <text:p text:style-name="P5">If this is given, files will be pre-read into memory before starting the given IO operation. This will also clear the <text:span text:style-name="T1">invalidate</text:span> flag, since it is pointless to pre-read and then drop the cache. This will only work for IO engines that are seekable, since they allow you to read the same data multiple times. Thus it will not work on eg network or splice IO.</text:p>
      <text:p text:style-name="P17"><text:span text:style-name="T1">unlink</text:span>=<text:span text:style-name="T2">bool</text:span></text:p>
      <text:p text:style-name="P5">Unlink job files when done. Default: false.</text:p>
      <text:p text:style-name="P17"><text:span text:style-name="T1">loops</text:span>=<text:span text:style-name="T2">int</text:span></text:p>
      <text:p text:style-name="P5">Specifies the number of iterations (runs of the same workload) of this job. Default: 1.</text:p>
      <text:p text:style-name="P17"><text:span text:style-name="T1">do_verify</text:span>=<text:span text:style-name="T2">bool</text:span></text:p>
      <text:p text:style-name="P5">Run the verify phase after a write phase. Only valid if <text:span text:style-name="T1">verify</text:span> is set. Default: true.</text:p>
      <text:p text:style-name="P17"><text:span text:style-name="T1">verify</text:span>=<text:span text:style-name="T2">str</text:span></text:p>
      <text:p text:style-name="P11"><text:soft-page-break/>Method of verifying file contents after each iteration of the job. Allowed values are:</text:p>
      <text:p text:style-name="P2">md5 crc16 crc32 crc32c crc32c-intel crc64 crc7 sha256 sha512 sha1</text:p>
      <text:p text:style-name="P1">Store appropriate checksum in the header of each block. crc32c-intel is hardware accelerated SSE4.2 driven, falls back to regular crc32c if not supported by the system.</text:p>
      <text:p text:style-name="P2">meta</text:p>
      <text:p text:style-name="P1">Write extra information about each I/O (timestamp, block number, etc.). The block number is verified. See <text:span text:style-name="T1">verify_pattern</text:span> as well.</text:p>
      <text:p text:style-name="P2">null</text:p>
      <text:p text:style-name="P1">Pretend to verify. Used for testing internals.</text:p>
      <text:p text:style-name="P8">This option can be used for repeated burn-in tests of a system to make sure that the written data is also correctly read back. If the data direction given is a read or random read, fio will assume that it should verify a previously written file. If the data direction includes any form of write, the verify will be of the newly written data.</text:p>
      <text:p text:style-name="P17"><text:span text:style-name="T1">verify_sort</text:span>=<text:span text:style-name="T2">bool</text:span></text:p>
      <text:p text:style-name="P5">If true, written verify blocks are sorted if <text:span text:style-name="T1">fio</text:span> deems it to be faster to read them back in a sorted manner. Default: true.</text:p>
      <text:p text:style-name="P17"><text:span text:style-name="T1">verify_offset</text:span>=<text:span text:style-name="T2">int</text:span></text:p>
      <text:p text:style-name="P5">Swap the verification header with data somewhere else in the block before writing. It is swapped back before verifying.</text:p>
      <text:p text:style-name="P17"><text:span text:style-name="T1">verify_interval</text:span>=<text:span text:style-name="T2">int</text:span></text:p>
      <text:p text:style-name="P5">Write the verification header for this number of bytes, which should divide <text:span text:style-name="T1">blocksize</text:span>. Default: <text:span text:style-name="T1">blocksize</text:span>.</text:p>
      <text:p text:style-name="P17"><text:span text:style-name="T1">verify_pattern</text:span>=<text:span text:style-name="T2">str</text:span></text:p>
      <text:p text:style-name="P5">If set, fio will fill the io buffers with this pattern. Fio defaults to filling with totally random bytes, but sometimes it's interesting to fill with a known pattern for io verification purposes. Depending on the width of the pattern, fio will fill 1/2/3/4 bytes of the buffer at the time(it can be either a decimal or a hex number). The verify_pattern if larger than a 32-bit quantity has to be a hex number that starts with either "0x" or "0X". Use with <text:span text:style-name="T1">verify</text:span>=meta.</text:p>
      <text:p text:style-name="P17"><text:span text:style-name="T1">verify_fatal</text:span>=<text:span text:style-name="T2">bool</text:span></text:p>
      <text:p text:style-name="P5">If true, exit the job on the first observed verification failure. Default: false.</text:p>
      <text:p text:style-name="P17"><text:span text:style-name="T1">verify_dump</text:span>=<text:span text:style-name="T2">bool</text:span></text:p>
      <text:p text:style-name="P5">If set, dump the contents of both the original data block and the data block we read off disk to files. This allows later analysis to inspect just what kind of data corruption occurred. Off by default.</text:p>
      <text:p text:style-name="P17"><text:span text:style-name="T1">verify_async</text:span>=<text:span text:style-name="T2">int</text:span></text:p>
      <text:p text:style-name="P5">Fio will normally verify IO inline from the submitting thread. This option takes an integer describing how many async offload threads to create for IO verification instead, causing fio to offload the duty of verifying IO contents to <text:soft-page-break/>one or more separate threads. If using this offload option, even sync IO engines can benefit from using an <text:span text:style-name="T1">iodepth</text:span> setting higher than 1, as it allows them to have IO in flight while verifies are running.</text:p>
      <text:p text:style-name="P17"><text:span text:style-name="T1">verify_async_cpus</text:span>=<text:span text:style-name="T2">str</text:span></text:p>
      <text:p text:style-name="P5">Tell fio to set the given CPU affinity on the async IO verification threads. See <text:span text:style-name="T1">cpus_allowed</text:span> for the format used.</text:p>
      <text:p text:style-name="P17"><text:span text:style-name="T1">verify_backlog</text:span>=<text:span text:style-name="T2">int</text:span></text:p>
      <text:p text:style-name="P5">Fio will normally verify the written contents of a job that utilizes verify once that job has completed. In other words, everything is written then everything is read back and verified. You may want to verify continually instead for a variety of reasons. Fio stores the meta data associated with an IO block in memory, so for large verify workloads, quite a bit of memory would be used up holding this meta data. If this option is enabled, fio will write only N blocks before verifying these blocks.</text:p>
      <text:p text:style-name="P17"><text:span text:style-name="T1">verify_backlog_batch</text:span>=<text:span text:style-name="T2">int</text:span></text:p>
      <text:p text:style-name="P5">Control how many blocks fio will verify if verify_backlog is set. If not set, will default to the value of <text:span text:style-name="T1">verify_backlog</text:span>(meaning the entire queue is read back and verified). If <text:span text:style-name="T1">verify_backlog_batch</text:span> is less than <text:span text:style-name="T1">verify_backlog</text:span> then not all blocks will be verified, if <text:span text:style-name="T1">verify_backlog_batch</text:span> is larger than <text:span text:style-name="T1">verify_backlog</text:span>, some blocks will be verified more than once.</text:p>
      <text:p text:style-name="P17"><text:span text:style-name="T1">stonewall</text:span> , <text:span text:style-name="T1">wait_for_previous</text:span></text:p>
      <text:p text:style-name="P5">Wait for preceding jobs in the job file to exit before starting this one. <text:span text:style-name="T1">stonewall</text:span> implies <text:span text:style-name="T1">new_group</text:span>.</text:p>
      <text:p text:style-name="P18">new_group</text:p>
      <text:p text:style-name="P5">Start a new reporting group. If not given, all jobs in a file will be part of the same reporting group, unless separated by a stonewall.</text:p>
      <text:p text:style-name="P17"><text:span text:style-name="T1">numjobs</text:span>=<text:span text:style-name="T2">int</text:span></text:p>
      <text:p text:style-name="P5">Number of clones (processes/threads performing the same workload) of this job. Default: 1.</text:p>
      <text:p text:style-name="P18">group_reporting</text:p>
      <text:p text:style-name="P5">If set, display per-group reports instead of per-job when <text:span text:style-name="T1">numjobs</text:span> is specified.</text:p>
      <text:p text:style-name="P20">thread</text:p>
      <text:p text:style-name="P23"><text:span text:style-name="T3">Use threads created with </text:span><text:a xlink:type="simple" xlink:href="https://linux.die.net/man/3/pthread_create" text:style-name="Internet_20_link" text:visited-style-name="Visited_20_Internet_20_Link"><text:span text:style-name="T6">pthread_create</text:span></text:a><text:span text:style-name="T3">(3) instead of processes created with </text:span><text:a xlink:type="simple" xlink:href="https://linux.die.net/man/2/fork" text:style-name="Internet_20_link" text:visited-style-name="Visited_20_Internet_20_Link"><text:span text:style-name="T6">fork</text:span></text:a><text:span text:style-name="T3">(2).</text:span></text:p>
      <text:p text:style-name="P17"><text:span text:style-name="T1">zonesize</text:span>=<text:span text:style-name="T2">int</text:span></text:p>
      <text:p text:style-name="P5">Divide file into zones of the specified size in bytes. See <text:span text:style-name="T1">zoneskip</text:span>.</text:p>
      <text:p text:style-name="P17"><text:span text:style-name="T1">zoneskip</text:span>=<text:span text:style-name="T2">int</text:span></text:p>
      <text:p text:style-name="P5">Skip the specified number of bytes when <text:span text:style-name="T1">zonesize</text:span> bytes of data have been read.</text:p>
      <text:p text:style-name="P17"><text:span text:style-name="T1">write_iolog</text:span>=<text:span text:style-name="T2">str</text:span></text:p>
      <text:p text:style-name="P5">Write the issued I/O patterns to the specified file. Specify a separate file for each job, otherwise the iologs will be interspersed and the file may be corrupt.</text:p>
      <text:p text:style-name="P17"><text:span text:style-name="T1">read_iolog</text:span>=<text:span text:style-name="T2">str</text:span></text:p>
      <text:p text:style-name="P5"><text:soft-page-break/>Replay the I/O patterns contained in the specified file generated by <text:span text:style-name="T1">write_iolog</text:span>, or may be a <text:span text:style-name="T1">blktrace</text:span> binary file.</text:p>
      <text:p text:style-name="P17"><text:span text:style-name="T1">replay_no_stall</text:span>=<text:span text:style-name="T2">int</text:span></text:p>
      <text:p text:style-name="P5">While replaying I/O patterns using <text:span text:style-name="T1">read_iolog</text:span> the default behavior attempts to respect timing information between I/Os. Enabling <text:span text:style-name="T1">replay_no_stall</text:span> causes I/Os to be replayed as fast as possible while still respecting ordering.</text:p>
      <text:p text:style-name="P17"><text:span text:style-name="T1">replay_redirect</text:span>=<text:span text:style-name="T2">str</text:span></text:p>
      <text:p text:style-name="P5">While replaying I/O patterns using <text:span text:style-name="T1">read_iolog</text:span> the default behavior is to replay the IOPS onto the major/minor device that each IOP was recorded from. Setting <text:span text:style-name="T1">replay_redirect</text:span> causes all IOPS to be replayed onto the single specified device regardless of the device it was recorded from.</text:p>
      <text:p text:style-name="P17"><text:span text:style-name="T1">write_bw_log</text:span>=<text:span text:style-name="T2">str</text:span></text:p>
      <text:p text:style-name="P5">If given, write a bandwidth log of the jobs in this job file. Can be used to store data of the bandwidth of the jobs in their lifetime. The included fio_generate_plots script uses gnuplot to turn these text files into nice graphs. See <text:span text:style-name="T1">write_log_log</text:span> for behaviour of given filename. For this option, the postfix is _bw.log.</text:p>
      <text:p text:style-name="P17"><text:span text:style-name="T1">write_lat_log</text:span>=<text:span text:style-name="T2">str</text:span></text:p>
      <text:p text:style-name="P5">Same as <text:span text:style-name="T1">write_bw_log</text:span>, but writes I/O completion latencies. If no filename is given with this option, the default filename of "jobname_type.log" is used. Even if the filename is given, fio will still append the type of log.</text:p>
      <text:p text:style-name="P17"><text:span text:style-name="T1">write_iops_log</text:span>=<text:span text:style-name="T2">str</text:span></text:p>
      <text:p text:style-name="P5">Same as <text:span text:style-name="T1">write_bw_log</text:span>, but writes IOPS. If no filename is given with this option, the default filename of "jobname_type.log" is used. Even if the filename is given, fio will still append the type of log.</text:p>
      <text:p text:style-name="P17"><text:span text:style-name="T1">log_avg_msec</text:span>=<text:span text:style-name="T2">int</text:span></text:p>
      <text:p text:style-name="P5">By default, fio will log an entry in the iops, latency, or bw log for every IO that completes. When writing to the disk log, that can quickly grow to a very large size. Setting this option makes fio average the each log entry over the specified period of time, reducing the resolution of the log. Defaults to 0.</text:p>
      <text:p text:style-name="P17"><text:span text:style-name="T1">disable_lat</text:span>=<text:span text:style-name="T2">bool</text:span></text:p>
      <text:p text:style-name="P5">Disable measurements of total latency numbers. Useful only for cutting back the number of calls to gettimeofday, as that does impact performance at really high IOPS rates. Note that to really get rid of a large amount of these calls, this option must be used with disable_slat and disable_bw as well.</text:p>
      <text:p text:style-name="P17"><text:span text:style-name="T1">disable_clat</text:span>=<text:span text:style-name="T2">bool</text:span></text:p>
      <text:p text:style-name="P5">Disable measurements of completion latency numbers. See <text:span text:style-name="T1">disable_lat</text:span>.</text:p>
      <text:p text:style-name="P17"><text:span text:style-name="T1">disable_slat</text:span>=<text:span text:style-name="T2">bool</text:span></text:p>
      <text:p text:style-name="P5">Disable measurements of submission latency numbers. See <text:span text:style-name="T1">disable_lat</text:span>.</text:p>
      <text:p text:style-name="P17"><text:span text:style-name="T1">disable_bw_measurement</text:span>=<text:span text:style-name="T2">bool</text:span></text:p>
      <text:p text:style-name="P5">Disable measurements of throughput/bandwidth numbers. See <text:span text:style-name="T1">disable_lat</text:span>.</text:p>
      <text:p text:style-name="P17"><text:span text:style-name="T1">lockmem</text:span>=<text:span text:style-name="T2">int</text:span></text:p>
      <text:p text:style-name="P7"><text:span text:style-name="T3">Pin the specified amount of memory with </text:span><text:a xlink:type="simple" xlink:href="https://linux.die.net/man/2/mlock" text:style-name="Internet_20_link" text:visited-style-name="Visited_20_Internet_20_Link"><text:span text:style-name="T6">mlock</text:span></text:a><text:span text:style-name="T3">(2). Can be used to simulate a smaller amount of memory.</text:span></text:p>
      <text:p text:style-name="P17"><text:span text:style-name="T1">exec_prerun</text:span>=<text:span text:style-name="T2">str</text:span></text:p>
      <text:p text:style-name="P7"><text:span text:style-name="T3">Before running the job, execute the specified command with </text:span><text:a xlink:type="simple" xlink:href="https://linux.die.net/man/3/system" text:style-name="Internet_20_link" text:visited-style-name="Visited_20_Internet_20_Link"><text:span text:style-name="T6">system</text:span></text:a><text:span text:style-name="T3">(3).</text:span></text:p>
      <text:p text:style-name="P17"><text:span text:style-name="T1">exec_postrun</text:span>=<text:span text:style-name="T2">str</text:span></text:p>
      <text:p text:style-name="P5"><text:soft-page-break/>Same as <text:span text:style-name="T1">exec_prerun</text:span>, but the command is executed after the job completes.</text:p>
      <text:p text:style-name="P17"><text:span text:style-name="T1">ioscheduler</text:span>=<text:span text:style-name="T2">str</text:span></text:p>
      <text:p text:style-name="P5">Attempt to switch the device hosting the file to the specified I/O scheduler.</text:p>
      <text:p text:style-name="P17"><text:span text:style-name="T1">cpuload</text:span>=<text:span text:style-name="T2">int</text:span></text:p>
      <text:p text:style-name="P5">If the job is a CPU cycle-eater, attempt to use the specified percentage of CPU cycles.</text:p>
      <text:p text:style-name="P17"><text:span text:style-name="T1">cpuchunks</text:span>=<text:span text:style-name="T2">int</text:span></text:p>
      <text:p text:style-name="P5">If the job is a CPU cycle-eater, split the load into cycles of the given time in milliseconds.</text:p>
      <text:p text:style-name="P17"><text:span text:style-name="T1">disk_util</text:span>=<text:span text:style-name="T2">bool</text:span></text:p>
      <text:p text:style-name="P5">Generate disk utilization statistics if the platform supports it. Default: true.</text:p>
      <text:p text:style-name="P17"><text:span text:style-name="T1">clocksource</text:span>=<text:span text:style-name="T2">str</text:span></text:p>
      <text:p text:style-name="P5">Use the given clocksource as the base of timing. The supported options are:</text:p>
      <text:p text:style-name="P12">gettimeofday</text:p>
      <text:p text:style-name="P3"><text:a xlink:type="simple" xlink:href="https://linux.die.net/man/2/gettimeofday" text:style-name="Internet_20_link" text:visited-style-name="Visited_20_Internet_20_Link"><text:span text:style-name="T6">gettimeofday</text:span></text:a><text:span text:style-name="T3">(2)</text:span></text:p>
      <text:p text:style-name="P9">clock_gettime</text:p>
      <text:p text:style-name="P3"><text:a xlink:type="simple" xlink:href="https://linux.die.net/man/2/clock_gettime" text:style-name="Internet_20_link" text:visited-style-name="Visited_20_Internet_20_Link"><text:span text:style-name="T6">clock_gettime</text:span></text:a><text:span text:style-name="T3">(2)</text:span></text:p>
      <text:p text:style-name="P9">cpu</text:p>
      <text:p text:style-name="P11">Internal CPU clock source</text:p>
      <text:p text:style-name="P17"><text:span text:style-name="T1">cpu</text:span> is the preferred clocksource if it is reliable, as it is very fast</text:p>
      <text:p text:style-name="P5">(and fio is heavy on time calls). Fio will automatically use this clocksource if it's supported and considered reliable on the system it is running on, unless another clocksource is specifically set. For x86/x86-64 CPUs, this means supporting TSC Invariant.</text:p>
      <text:p text:style-name="P17"><text:span text:style-name="T1">gtod_reduce</text:span>=<text:span text:style-name="T2">bool</text:span></text:p>
      <text:p text:style-name="P5">Enable all of the gettimeofday() reducing options (disable_clat, disable_slat, disable_bw) plus reduce precision of the timeout somewhat to really shrink the gettimeofday() call count. With this option enabled, we only do about 0.4% of the gtod() calls we would have done if all time keeping was enabled.</text:p>
      <text:p text:style-name="P17"><text:span text:style-name="T1">gtod_cpu</text:span>=<text:span text:style-name="T2">int</text:span></text:p>
      <text:p text:style-name="P5">Sometimes it's cheaper to dedicate a single thread of execution to just getting the current time. Fio (and databases, for instance) are very intensive on gettimeofday() calls. With this option, you can set one CPU aside for doing nothing but logging current time to a shared memory location. Then the other threads/processes that run IO workloads need only copy that segment, instead of entering the kernel with a gettimeofday() call. The CPU set aside for doing these time calls will be excluded from other uses. Fio will manually clear it from the CPU mask of other jobs.</text:p>
      <text:p text:style-name="P17"><text:span text:style-name="T1">ignore_error</text:span>=<text:span text:style-name="T2">str</text:span></text:p>
      <text:p text:style-name="P5">Sometimes you want to ignore some errors during test in that case you can specify error list for each error type.<text:line-break/>ignore_error=READ_ERR_LIST,WRITE_ERR_LIST,VERIFY_ERR_LIST<text:line-break/><text:soft-page-break/>errors for given error type is separated with ':'. Error may be symbol ('ENOSPC', 'ENOMEM') or an integer.<text:line-break/>Example: ignore_error=EAGAIN,ENOSPC:122 .<text:line-break/>This option will ignore EAGAIN from READ, and ENOSPC and 122(EDQUOT) from WRITE.</text:p>
      <text:p text:style-name="P17"><text:span text:style-name="T1">error_dump</text:span>=<text:span text:style-name="T2">bool</text:span></text:p>
      <text:p text:style-name="P5">If set dump every error even if it is non fatal, true by default. If disabled only fatal error will be dumped</text:p>
      <text:p text:style-name="P17"><text:span text:style-name="T1">cgroup</text:span>=<text:span text:style-name="T2">str</text:span></text:p>
      <text:p text:style-name="P11">Add job to this control group. If it doesn't exist, it will be created. The system must have a mounted cgroup blkio mount point for this to work. If your system doesn't have it mounted, you can do so with:</text:p>
      <text:p text:style-name="P11"># mount -t cgroup -o blkio none /cgroup</text:p>
      <text:p text:style-name="P17"><text:span text:style-name="T1">cgroup_weight</text:span>=<text:span text:style-name="T2">int</text:span></text:p>
      <text:p text:style-name="P5">Set the weight of the cgroup to this value. See the documentation that comes with the kernel, allowed values are in the range of 100..1000.</text:p>
      <text:p text:style-name="P17"><text:span text:style-name="T1">cgroup_nodelete</text:span>=<text:span text:style-name="T2">bool</text:span></text:p>
      <text:p text:style-name="P5">Normally fio will delete the cgroups it has created after the job completion. To override this behavior and to leave cgroups around after the job completion, set cgroup_nodelete=1. This can be useful if one wants to inspect various cgroup files after job completion. Default: false</text:p>
      <text:p text:style-name="P17"><text:span text:style-name="T1">uid</text:span>=<text:span text:style-name="T2">int</text:span></text:p>
      <text:p text:style-name="P5">Instead of running as the invoking user, set the user ID to this value before the thread/process does any work.</text:p>
      <text:p text:style-name="P17"><text:span text:style-name="T1">gid</text:span>=<text:span text:style-name="T2">int</text:span></text:p>
      <text:p text:style-name="P5">Set group ID, see <text:span text:style-name="T1">uid</text:span>.</text:p>
      <text:p text:style-name="P17"><text:span text:style-name="T1">flow_id</text:span>=<text:span text:style-name="T2">int</text:span></text:p>
      <text:p text:style-name="P5">The ID of the flow. If not specified, it defaults to being a global flow. See <text:span text:style-name="T1">flow</text:span>.</text:p>
      <text:p text:style-name="P17"><text:span text:style-name="T1">flow</text:span>=<text:span text:style-name="T2">int</text:span></text:p>
      <text:p text:style-name="P5">Weight in token-based flow control. If this value is used, then there is a <text:span text:style-name="T1">flow counter</text:span> which is used to regulate the proportion of activity between two or more jobs. fio attempts to keep this flow counter near zero. The <text:span text:style-name="T1">flow</text:span> parameter stands for how much should be added or subtracted to the flow counter on each iteration of the main I/O loop. That is, if one job has <text:span text:style-name="T1">flow=8</text:span> and another job has <text:span text:style-name="T1">flow=-1</text:span>, then there will be a roughly 1:8 ratio in how much one runs vs the other.</text:p>
      <text:p text:style-name="P17"><text:span text:style-name="T1">flow_watermark</text:span>=<text:span text:style-name="T2">int</text:span></text:p>
      <text:p text:style-name="P5">The maximum value that the absolute value of the flow counter is allowed to reach before the job must wait for a lower value of the counter.</text:p>
      <text:p text:style-name="P17"><text:span text:style-name="T1">flow_sleep</text:span>=<text:span text:style-name="T2">int</text:span></text:p>
      <text:p text:style-name="P5">The period of time, in microseconds, to wait after the flow watermark has been exceeded before retrying operations</text:p>
      <text:p text:style-name="P17"><text:span text:style-name="T1">clat_percentiles</text:span>=<text:span text:style-name="T2">bool</text:span></text:p>
      <text:p text:style-name="P5">Enable the reporting of percentiles of completion latencies.</text:p>
      <text:p text:style-name="P17"><text:span text:style-name="T1">percentile_list</text:span>=<text:span text:style-name="T2">float_list</text:span></text:p>
      <text:p text:style-name="P11"><text:soft-page-break/>Overwrite the default list of percentiles for completion latencies. Each number is a floating number in the range (0,100], and the maximum length of the list is 20. Use ':' to separate the numbers. For example, --percentile_list=99.5:99.9 will cause fio to report the values of completion latency below which 99.5% and 99.9% of the observed latencies fell, respectively.</text:p>
      <text:p text:style-name="P2">Ioengine Parameters List</text:p>
      <text:p text:style-name="P24">Some parameters are only valid when a specific ioengine is in use. These are used identically to normal parameters, with the caveat that when used on the command line, the must come after the ioengine that defines them is selected.</text:p>
      <text:p text:style-name="P18">(libaio)userspace_reap</text:p>
      <text:p text:style-name="P5">Normally, with the libaio engine in use, fio will use the io_getevents system call to reap newly returned events. With this flag turned on, the AIO ring will be read directly from user-space to reap events. The reaping mode is only enabled when polling for a minimum of 0 events (eg when iodepth_batch_complete=0).</text:p>
      <text:p text:style-name="P17"><text:span text:style-name="T1">(net,netsplice)hostname</text:span>=<text:span text:style-name="T2">str</text:span></text:p>
      <text:p text:style-name="P5">The host name or IP address to use for TCP or UDP based IO. If the job is a TCP listener or UDP reader, the hostname is not used and must be omitted.</text:p>
      <text:p text:style-name="P17"><text:span text:style-name="T1">(net,netsplice)port</text:span>=<text:span text:style-name="T2">int</text:span></text:p>
      <text:p text:style-name="P5">The TCP or UDP port to bind to or connect to.</text:p>
      <text:p text:style-name="P17"><text:span text:style-name="T1">(net,netsplice)protocol</text:span>=<text:span text:style-name="T2">str</text:span>, <text:span text:style-name="T1">proto</text:span>=<text:span text:style-name="T2">str</text:span></text:p>
      <text:p text:style-name="P11">The network protocol to use. Accepted values are:</text:p>
      <text:p text:style-name="P2">tcp</text:p>
      <text:p text:style-name="P1">Transmission control protocol</text:p>
      <text:p text:style-name="P2">udp</text:p>
      <text:p text:style-name="P1">User datagram protocol</text:p>
      <text:p text:style-name="P2">unix</text:p>
      <text:p text:style-name="P1">UNIX domain socket</text:p>
      <text:p text:style-name="P8">When the protocol is TCP or UDP, the port must also be given, as well as the hostname if the job is a TCP listener or UDP reader. For unix sockets, the normal filename option should be used and the port is invalid.</text:p>
      <text:p text:style-name="P18">(net,netsplice)listen</text:p>
      <text:p text:style-name="P5">For TCP network connections, tell fio to listen for incoming connections rather than initiating an outgoing connection. The hostname must be omitted if this option is used.</text:p>
      <text:p text:style-name="P17"><text:span text:style-name="T1">(net,</text:span><text:span text:style-name="T2">pingpong)</text:span>=<text:span text:style-name="T1">bool</text:span></text:p>
      <text:p text:style-name="P5">Normal a network writer will just continue writing data, and a network reader will just consume packages. If pingpong=1 is set, a writer will send its normal payload to the reader, then wait for the reader to send the same payload back. This allows fio to measure network latencies. The submission and <text:soft-page-break/>completion latencies then measure local time spent sending or receiving, and the completion latency measures how long it took for the other end to receive and send back.</text:p>
      <text:p text:style-name="P17"><text:span text:style-name="T1">(e4defrag,donorname)</text:span>=<text:span text:style-name="T2">str</text:span></text:p>
      <text:p text:style-name="P5">File will be used as a block donor (swap extents between files)</text:p>
      <text:p text:style-name="P21"><text:span text:style-name="T1">(e4defrag,inplace)</text:span>=<text:span text:style-name="T2">int</text:span></text:p>
      <text:p text:style-name="P1">Configure donor file block allocation strategy</text:p>
      <text:p text:style-name="P8"><text:span text:style-name="T1">0(default)</text:span><text:span text:style-name="T2">:</text:span> Preallocate donor's file on init</text:p>
      <text:p text:style-name="P12">1:</text:p>
      <text:p text:style-name="P11">allocate space immidietly inside defragment event, and free right after event</text:p>
      <text:h text:style-name="P16" text:outline-level="2">Output</text:h>
      <text:p text:style-name="P11">While running, <text:span text:style-name="T1">fio</text:span> will display the status of the created jobs. For example:</text:p>
      <text:p text:style-name="P5">Threads: 1: [_r] [24.8% done] [ 13509/ 8334 kb/s] [eta 00h:01m:31s]</text:p>
      <text:p text:style-name="P17">The characters in the first set of brackets denote the current status of each threads. The possible values are:</text:p>
      <text:p text:style-name="P12">P</text:p>
      <text:p text:style-name="P11">Setup but not started.</text:p>
      <text:p text:style-name="P12">C</text:p>
      <text:p text:style-name="P11">Thread created.</text:p>
      <text:p text:style-name="P12">I</text:p>
      <text:p text:style-name="P11">Initialized, waiting.</text:p>
      <text:p text:style-name="P12">R</text:p>
      <text:p text:style-name="P11">Running, doing sequential reads.</text:p>
      <text:p text:style-name="P12">r</text:p>
      <text:p text:style-name="P11">Running, doing random reads.</text:p>
      <text:p text:style-name="P12">W</text:p>
      <text:p text:style-name="P11">Running, doing sequential writes.</text:p>
      <text:p text:style-name="P12">w</text:p>
      <text:p text:style-name="P11">Running, doing random writes.</text:p>
      <text:p text:style-name="P12"><text:soft-page-break/>M</text:p>
      <text:p text:style-name="P11">Running, doing mixed sequential reads/writes.</text:p>
      <text:p text:style-name="P12">m</text:p>
      <text:p text:style-name="P11">Running, doing mixed random reads/writes.</text:p>
      <text:p text:style-name="P12">F</text:p>
      <text:p text:style-name="P13"><text:span text:style-name="T3">Running, currently waiting for </text:span><text:a xlink:type="simple" xlink:href="https://linux.die.net/man/2/fsync" text:style-name="Internet_20_link" text:visited-style-name="Visited_20_Internet_20_Link"><text:span text:style-name="T6">fsync</text:span></text:a><text:span text:style-name="T3">(2).</text:span></text:p>
      <text:p text:style-name="P12">V</text:p>
      <text:p text:style-name="P11">Running, verifying written data.</text:p>
      <text:p text:style-name="P12">E</text:p>
      <text:p text:style-name="P11">Exited, not reaped by main thread.</text:p>
      <text:p text:style-name="P12">-</text:p>
      <text:p text:style-name="P11">Exited, thread reaped.</text:p>
      <text:p text:style-name="P21">The second set of brackets shows the estimated completion percentage of the current group. The third set shows the read and write I/O rate, respectively. Finally, the estimated run time of the job is displayed.</text:p>
      <text:p text:style-name="P21">When <text:span text:style-name="T1">fio</text:span> completes (or is interrupted by Ctrl-C), it will show data for each thread, each group of threads, and each disk, in that order.</text:p>
      <text:p text:style-name="P21">Per-thread statistics first show the threads client number, group-id, and error code. The remaining figures are as follows:</text:p>
      <text:p text:style-name="P12">io</text:p>
      <text:p text:style-name="P11">Number of megabytes of I/O performed.</text:p>
      <text:p text:style-name="P12">bw</text:p>
      <text:p text:style-name="P11">Average data rate (bandwidth).</text:p>
      <text:p text:style-name="P12">runt</text:p>
      <text:p text:style-name="P11">Threads run time.</text:p>
      <text:p text:style-name="P12">slat</text:p>
      <text:p text:style-name="P11"><text:soft-page-break/>Submission latency minimum, maximum, average and standard deviation. This is the time it took to submit the I/O.</text:p>
      <text:p text:style-name="P12">clat</text:p>
      <text:p text:style-name="P11">Completion latency minimum, maximum, average and standard deviation. This is the time between submission and completion.</text:p>
      <text:p text:style-name="P12">bw</text:p>
      <text:p text:style-name="P11">Bandwidth minimum, maximum, percentage of aggregate bandwidth received, average and standard deviation.</text:p>
      <text:p text:style-name="P12">cpu</text:p>
      <text:p text:style-name="P11">CPU usage statistics. Includes user and system time, number of context switches this thread went through and number of major and minor page faults.</text:p>
      <text:p text:style-name="P12">IO depths</text:p>
      <text:p text:style-name="P1">Distribution of I/O depths. Each depth includes everything less than (or equal) to it, but greater than the previous depth.</text:p>
      <text:p text:style-name="P9">IO issued</text:p>
      <text:p text:style-name="P1">Number of read/write requests issued, and number of short read/write requests.</text:p>
      <text:p text:style-name="P9">IO latencies</text:p>
      <text:p text:style-name="P1">Distribution of I/O completion latencies. The numbers follow the same pattern as <text:span text:style-name="T1">IO depths</text:span>.</text:p>
      <text:p text:style-name="P24">The group statistics show:</text:p>
      <text:p text:style-name="P12">io</text:p>
      <text:p text:style-name="P11">Number of megabytes I/O performed.</text:p>
      <text:p text:style-name="P12">aggrb</text:p>
      <text:p text:style-name="P11">Aggregate bandwidth of threads in the group.</text:p>
      <text:p text:style-name="P12">minb</text:p>
      <text:p text:style-name="P11">Minimum average bandwidth a thread saw.</text:p>
      <text:p text:style-name="P12">maxb</text:p>
      <text:p text:style-name="P11"><text:soft-page-break/>Maximum average bandwidth a thread saw.</text:p>
      <text:p text:style-name="P12">mint</text:p>
      <text:p text:style-name="P11">Shortest runtime of threads in the group.</text:p>
      <text:p text:style-name="P12">maxt</text:p>
      <text:p text:style-name="P11">Longest runtime of threads in the group.</text:p>
      <text:p text:style-name="P17">Finally, disk statistics are printed with reads first:</text:p>
      <text:p text:style-name="P12">ios</text:p>
      <text:p text:style-name="P11">Number of I/Os performed by all groups.</text:p>
      <text:p text:style-name="P12">merge</text:p>
      <text:p text:style-name="P11">Number of merges in the I/O scheduler.</text:p>
      <text:p text:style-name="P12">ticks</text:p>
      <text:p text:style-name="P11">Number of ticks we kept the disk busy.</text:p>
      <text:p text:style-name="P12">io_queue</text:p>
      <text:p text:style-name="P1">Total time spent in the disk queue.</text:p>
      <text:p text:style-name="P9">util</text:p>
      <text:p text:style-name="P11">Disk utilization.</text:p>
      <text:p text:style-name="P21">It is also possible to get fio to dump the current output while it is running, without terminating the job. To do that, send fio the <text:span text:style-name="T1">USR1</text:span> signal.</text:p>
      <text:h text:style-name="P15" text:outline-level="2">Terse Output</text:h>
      <text:p text:style-name="P1">If the <text:span text:style-name="T1">--minimal</text:span> option is given, the results will be printed in a semicolon-delimited format suitable for scripted use - a job description (if provided) follows on a new line. Note that the first number in the line is the version number. If the output has to be changed for some reason, this number will be incremented by 1 to signify that change. The fields are:</text:p>
      <text:p text:style-name="P9">terse version, fio version, jobname, groupid, error</text:p>
      <text:p text:style-name="P11">Read status:</text:p>
      <text:p text:style-name="P1"><text:span text:style-name="T1">Total I/O</text:span> (KB)<text:span text:style-name="T1">, bandwidth</text:span> (KB/s)<text:span text:style-name="T1">, IOPS, runtime</text:span> (ms)</text:p>
      <text:p text:style-name="P1"><text:soft-page-break/>Submission latency:</text:p>
      <text:p text:style-name="P2">min, max, mean, standard deviation</text:p>
      <text:p text:style-name="P1">Completion latency:</text:p>
      <text:p text:style-name="P2">min, max, mean, standard deviation</text:p>
      <text:p text:style-name="P1">Completion latency percentiles (20 fields):</text:p>
      <text:p text:style-name="P2">Xth percentile=usec</text:p>
      <text:p text:style-name="P1">Total latency:</text:p>
      <text:p text:style-name="P2">min, max, mean, standard deviation</text:p>
      <text:p text:style-name="P1">Bandwidth:</text:p>
      <text:p text:style-name="P2">min, max, aggregate percentage of total, mean, standard deviation</text:p>
      <text:p text:style-name="P10">Write status:</text:p>
      <text:p text:style-name="P1"><text:span text:style-name="T1">Total I/O</text:span> (KB)<text:span text:style-name="T1">, bandwidth</text:span> (KB/s)<text:span text:style-name="T1">, IOPS, runtime</text:span> (ms)</text:p>
      <text:p text:style-name="P1">Submission latency:</text:p>
      <text:p text:style-name="P2">min, max, mean, standard deviation</text:p>
      <text:p text:style-name="P1">Completion latency:</text:p>
      <text:p text:style-name="P2">min, max, mean, standard deviation</text:p>
      <text:p text:style-name="P1">Completion latency percentiles (20 fields):</text:p>
      <text:p text:style-name="P2">Xth percentile=usec</text:p>
      <text:p text:style-name="P1">Total latency:</text:p>
      <text:p text:style-name="P2">min, max, mean, standard deviation</text:p>
      <text:p text:style-name="P1">Bandwidth:</text:p>
      <text:p text:style-name="P2">min, max, aggregate percentage of total, mean, standard deviation</text:p>
      <text:p text:style-name="P10">CPU usage:</text:p>
      <text:p text:style-name="P2">user, system, context switches, major page faults, minor page faults</text:p>
      <text:p text:style-name="P10">IO depth distribution:</text:p>
      <text:p text:style-name="P2">&lt;=1, 2, 4, 8, 16, 32, &gt;=64</text:p>
      <text:p text:style-name="P10">IO latency distribution:</text:p>
      <text:p text:style-name="P1">Microseconds:</text:p>
      <text:p text:style-name="P2"><text:soft-page-break/>&lt;=2, 4, 10, 20, 50, 100, 250, 500, 750, 1000</text:p>
      <text:p text:style-name="P1">Milliseconds:</text:p>
      <text:p text:style-name="P2">&lt;=2, 4, 10, 20, 50, 100, 250, 500, 750, 1000, 2000, &gt;=2000</text:p>
      <text:p text:style-name="P10">Disk utilization (1 for each disk used):</text:p>
      <text:p text:style-name="P2">name, read ios, write ios, read merges, write merges, read ticks, write ticks, read in-queue time, write in-queue time, disk utilization percentage</text:p>
      <text:p text:style-name="P10">Error Info (dependent on continue_on_error, default off):</text:p>
      <text:p text:style-name="P2">total # errors, first error code</text:p>
      <text:p text:style-name="P9">text description (if provided in config - appears on newline)</text:p>
      <text:h text:style-name="P15" text:outline-level="2">CLIENT / SERVER</text:h>
      <text:p text:style-name="P1">Normally you would run fio as a stand-alone application on the machine where the IO workload should be generated. However, it is also possible to run the frontend and backend of fio separately. This makes it possible to have a fio server running on the <text:span text:style-name="T1">machine</text:span>(s) where the IO workload should be running, while controlling it from another machine.</text:p>
      <text:p text:style-name="P1">To start the server, you would do:</text:p>
      <text:p text:style-name="P2">fio --server=args</text:p>
      <text:p text:style-name="P1">on that machine, where args defines what fio listens to. The arguments are of the form 'type:hostname or IP:port'. 'type' is either 'ip' (or ip4) for TCP/IP v4, 'ip6' for TCP/IP v6, or 'sock' for a local unix domain socket. 'hostname' is either a hostname or IP address, and 'port' is the port to listen to (only valid for TCP/IP, not a local socket). Some examples:</text:p>
      <text:p text:style-name="P1">1) fio --server</text:p>
      <text:p text:style-name="P1">Start a fio server, listening on all interfaces on the default port (8765).</text:p>
      <text:p text:style-name="P1">2) fio --server=ip:hostname,4444</text:p>
      <text:p text:style-name="P1">Start a fio server, listening on IP belonging to hostname and on port 4444.</text:p>
      <text:p text:style-name="P1">3) fio --server=ip6:::1,4444</text:p>
      <text:p text:style-name="P1">Start a fio server, listening on IPv6 localhost ::1 and on port 4444.</text:p>
      <text:p text:style-name="P1">4) fio --server=,4444</text:p>
      <text:p text:style-name="P1"><text:soft-page-break/>Start a fio server, listening on all interfaces on port 4444.</text:p>
      <text:p text:style-name="P1">5) fio --server=1.2.3.4</text:p>
      <text:p text:style-name="P1">Start a fio server, listening on IP 1.2.3.4 on the default port.</text:p>
      <text:p text:style-name="P1">6) fio --server=sock:/tmp/fio.sock</text:p>
      <text:p text:style-name="P1">Start a fio server, listening on the local socket /tmp/fio.sock.</text:p>
      <text:p text:style-name="P1">When a server is running, you can connect to it from a client. The client is run with:</text:p>
      <text:p text:style-name="P1">fio --local-args --client=server --remote-args &lt;job <text:span text:style-name="T1">file</text:span>(s)&gt;</text:p>
      <text:p text:style-name="P1">where --local-args are arguments that are local to the client where it is running, 'server' is the connect string, and --remote-args and &lt;job <text:span text:style-name="T1">file</text:span>(s)&gt; are sent to the server. The 'server' string follows the same format as it does on the server side, to allow IP/hostname/socket and port strings. You can connect to multiple clients as well, to do that you could run:</text:p>
      <text:p text:style-name="P1">fio --client=server2 --client=server2 &lt;job <text:span text:style-name="T1">file</text:span>(s)&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7:07:06.399195822</meta:creation-date>
    <dc:date>2017-09-26T17:07:39.319728663</dc:date>
    <meta:editing-duration>PT35S</meta:editing-duration>
    <meta:editing-cycles>1</meta:editing-cycles>
    <meta:document-statistic meta:table-count="0" meta:image-count="0" meta:object-count="1" meta:page-count="28" meta:paragraph-count="653" meta:word-count="7786" meta:character-count="47649" meta:non-whitespace-character-count="40555"/>
    <meta:generator>LibreOffice/5.1.6.2$Linux_X86_64 LibreOffice_project/10m0$Build-2</meta:generator>
  </office:meta>
</office:document-meta>
</file>